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mily-generic="swiss"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Lucida Grande" svg:font-family="'Lucida Grande'" style:font-family-generic="roman"/>
    <style:font-face style:name="TimesNewRomanPSMT" svg:font-family="TimesNewRomanPSMT" style:font-family-generic="roman"/>
    <style:font-face style:name="ArialMT" svg:font-family="ArialMT" style:font-family-generic="swiss"/>
    <style:font-face style:name="Geneva" svg:font-family="Geneva" style:font-family-generic="swiss"/>
    <style:font-face style:name="Helvetica1"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2" svg:font-family="Monaco" style:font-family-generic="roman" style:font-pitch="fixed"/>
    <style:font-face style:name="Monaco" svg:font-family="Monac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6"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6"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2" style:family="paragraph" style:parent-style-name="Standard">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3"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4" style:family="paragraph" style:parent-style-name="Heading_20_1">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Helvetica1"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paragraph-properties fo:margin-left="0.9in" fo:margin-right="0in" fo:orphans="2" fo:widows="2" fo:text-indent="0in" style:auto-text-indent="false"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 style:family="paragraph" style:parent-style-name="Heading_20_1">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Helvetica1"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Default_20_Text">
      <style:text-properties fo:color="#ff0000" fo:font-style="italic" fo:font-weight="bold" style:font-style-asian="italic" style:font-weight-asian="bold"/>
    </style:style>
    <style:style style:name="P10" style:family="paragraph" style:parent-style-name="Body">
      <style:text-properties fo:color="#ff0000" fo:font-style="italic" fo:font-weight="bold" style:font-style-asian="italic" style:font-weight-asian="bold"/>
    </style:style>
    <style:style style:name="P11" style:family="paragraph" style:parent-style-name="Default_20_Text">
      <style:paragraph-properties fo:margin-top="0.111in" fo:margin-bottom="0in"/>
    </style:style>
    <style:style style:name="P12"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13"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 fo:font-size="11pt" fo:language="en" fo:country="US" fo:font-style="italic" style:font-name-asian="Monaco" style:font-size-asian="11pt" style:font-style-asian="italic" style:font-name-complex="Monaco" style:font-size-complex="11pt" style:language-complex="ar" style:country-complex="SA" style:font-style-complex="italic"/>
    </style:style>
    <style:style style:name="P15"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1" fo:font-size="11pt" fo:language="en" fo:country="US" fo:font-style="italic" style:font-name-asian="Monaco1" style:font-size-asian="11pt" style:font-style-asian="italic" style:font-name-complex="Monaco1" style:font-size-complex="11pt" style:language-complex="ar" style:country-complex="SA"/>
    </style:style>
    <style:style style:name="P16" style:family="paragraph" style:parent-style-name="Standard">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17" style:family="paragraph" style:parent-style-name="Standard">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2" fo:font-size="11pt" fo:language="en" fo:country="US" style:font-name-asian="Monaco2" style:font-size-asian="11pt" style:font-name-complex="Monaco2" style:font-size-complex="11pt" style:language-complex="ar" style:country-complex="SA"/>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color="#000000" style:font-name="Courier" fo:font-size="10pt" fo:language="en" fo:country="US" style:font-name-asian="Courier" style:font-size-asian="10pt" style:font-name-complex="Courier" style:font-size-complex="10pt" style:language-complex="ar" style:country-complex="SA"/>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aco1" fo:font-size="11pt" style:font-name-asian="Monaco1" style:font-size-asian="11pt" style:font-name-complex="Monaco1" style:font-size-complex="11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aco1" fo:font-size="11pt" style:font-name-asian="Monaco1" style:font-size-asian="11pt" style:font-name-complex="Monaco1" style:font-size-complex="11pt"/>
    </style:style>
    <style:style style:name="P24" style:family="paragraph" style:parent-style-name="Standard">
      <style:paragraph-properties fo:margin-left="0in" fo:margin-right="0in" fo:text-align="start" style:justify-single-word="false" fo:text-indent="0in" style:auto-text-indent="false" style:text-autospace="none"/>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8080" style:font-name="Monaco1" fo:font-size="11pt" style:font-name-asian="Monaco1" style:font-size-asian="11pt" style:font-name-complex="Monaco1" style:font-size-complex="11pt"/>
    </style:style>
    <style:style style:name="P26" style:family="paragraph" style:parent-style-name="Default_20_Text">
      <style:paragraph-properties fo:margin-left="0in" fo:margin-right="0in" fo:text-align="start" style:justify-single-word="false" fo:text-indent="0in" style:auto-text-indent="false" style:text-autospace="none"/>
      <style:text-properties fo:color="#000000" style:font-name="Monaco1" fo:font-size="11pt" fo:font-style="italic" style:font-name-asian="Monaco1" style:font-size-asian="11pt" style:font-style-asian="italic" style:font-name-complex="Monaco1" style:font-size-complex="11pt"/>
    </style:style>
    <style:style style:name="P27" style:family="paragraph" style:parent-style-name="Default_20_Text">
      <style:paragraph-properties fo:margin-left="0in" fo:margin-right="0in" fo:text-align="start" style:justify-single-word="false" fo:text-indent="0in" style:auto-text-indent="false" style:text-autospace="none"/>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28" style:family="paragraph" style:parent-style-name="Default_20_Text">
      <style:paragraph-properties fo:margin-left="0in" fo:margin-right="0in" fo:text-align="start" style:justify-single-word="false" fo:text-indent="0in" style:auto-text-indent="false" style:text-autospace="none"/>
      <style:text-properties style:use-window-font-color="true" style:font-name="Helvetica1" fo:font-size="12pt" fo:language="en" fo:country="US" fo:font-style="normal" style:font-name-asian="Helvetica1" style:font-size-asian="12pt" style:font-style-asian="normal" style:font-name-complex="Helvetica1" style:font-size-complex="12pt" style:language-complex="ar" style:country-complex="SA" style:font-style-complex="normal"/>
    </style:style>
    <style:style style:name="P29" style:family="paragraph" style:parent-style-name="Default_20_Text">
      <style:paragraph-properties fo:margin-left="0in" fo:margin-right="0in" fo:text-align="start" style:justify-single-word="false" fo:orphans="2" fo:widows="2" fo:text-indent="0in" style:auto-text-indent="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1" fo:font-size="11pt" fo:language="en" fo:country="US" fo:font-style="italic" style:font-name-asian="Monaco1" style:font-size-asian="11pt" style:font-style-asian="italic" style:font-name-complex="Monaco1" style:font-size-complex="11pt" style:language-complex="ar" style:country-complex="SA"/>
    </style:style>
    <style:style style:name="P30" style:family="paragraph" style:parent-style-name="Default_20_Text">
      <style:paragraph-properties fo:margin-left="0in" fo:margin-right="0in" fo:text-align="start" style:justify-single-word="false" fo:orphans="2" fo:widows="2" fo:text-indent="0in" style:auto-text-indent="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31" style:family="paragraph" style:parent-style-name="Default_20_Text">
      <style:paragraph-properties fo:margin-left="0in" fo:margin-right="0in" fo:text-align="start" style:justify-single-word="false" fo:orphans="2" fo:widows="2" fo:text-indent="0in" style:auto-text-indent="false" style:text-autospace="none" style:writing-mode="lr-tb"/>
      <style:text-properties style:use-window-font-color="true" style:font-name="Helvetica1" fo:font-size="12pt" fo:language="en" fo:country="US" fo:font-style="normal" style:font-name-asian="Helvetica1" style:font-size-asian="12pt" style:font-style-asian="normal" style:font-name-complex="Helvetica1" style:font-size-complex="12pt" style:language-complex="ar" style:country-complex="SA" style:font-style-complex="normal"/>
    </style:style>
    <style:style style:name="P32" style:family="paragraph" style:parent-style-name="Body">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style:writing-mode="lr-tb">
        <style:tab-stops>
          <style:tab-stop style:position="0.4in"/>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Monaco2" fo:font-size="11pt" style:font-name-asian="Monaco2" style:font-size-asian="11pt" style:font-name-complex="Monaco2" style:font-size-complex="11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style:use-window-font-color="true" style:font-name="Geneva" fo:font-size="10pt" style:font-name-asian="Geneva" style:font-size-asian="10pt" style:font-name-complex="Geneva" style:font-size-complex="10pt"/>
    </style:style>
    <style:style style:name="P35" style:family="paragraph" style:parent-style-name="Default_20_Text">
      <style:paragraph-properties fo:margin-left="0in" fo:margin-right="0in" fo:margin-top="0.0835in" fo:margin-bottom="0.0835in" fo:text-align="start" style:justify-single-word="false" fo:orphans="2" fo:widows="2" fo:text-indent="0in" style:auto-text-indent="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 fo:font-size="11pt" fo:language="en" fo:country="US" fo:font-style="italic" style:font-name-asian="Monaco" style:font-size-asian="11pt" style:font-style-asian="italic" style:font-name-complex="Monaco" style:font-size-complex="11pt" style:language-complex="ar" style:country-complex="SA" style:font-style-complex="italic"/>
    </style:style>
    <style:style style:name="P36" style:family="paragraph" style:parent-style-name="Standard">
      <style:paragraph-properties style:text-autospace="none"/>
      <style:text-properties style:use-window-font-color="true" style:font-name="Helvetica1" fo:font-size="12pt" fo:language="en" fo:country="US" fo:font-style="normal" style:font-name-asian="Helvetica1" style:font-size-asian="12pt" style:font-style-asian="normal" style:font-name-complex="Helvetica1" style:font-size-complex="12pt" style:language-complex="ar" style:country-complex="SA" style:font-style-complex="normal"/>
    </style:style>
    <style:style style:name="P37" style:family="paragraph" style:parent-style-name="Standard">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38" style:family="paragraph" style:parent-style-name="Standard">
      <style:paragraph-properties fo:text-align="justify" style:justify-single-word="false" style:text-autospace="none"/>
      <style:text-properties style:use-window-font-color="true" style:font-name="Helvetica1" fo:font-size="10pt" style:font-name-asian="Helvetica1" style:font-size-asian="10pt" style:font-name-complex="Helvetica1" style:font-size-complex="10pt"/>
    </style:style>
    <style:style style:name="P39" style:family="paragraph" style:parent-style-name="Standard">
      <style:paragraph-properties style:text-autospace="none"/>
      <style:text-properties style:use-window-font-color="true" style:font-name="Monaco1" fo:font-size="11pt" style:font-name-asian="Monaco1" style:font-size-asian="11pt" style:font-name-complex="Monaco1" style:font-size-complex="11pt"/>
    </style:style>
    <style:style style:name="P40" style:family="paragraph" style:parent-style-name="Standard">
      <style:paragraph-properties fo:text-align="start" style:justify-single-word="false" style:text-autospace="none"/>
      <style:text-properties style:use-window-font-color="true" style:font-name="Monaco1" fo:font-size="11pt" style:font-name-asian="Monaco1" style:font-size-asian="11pt" style:font-name-complex="Monaco1" style:font-size-complex="11pt"/>
    </style:style>
    <style:style style:name="P41" style:family="paragraph" style:parent-style-name="Standard">
      <style:paragraph-properties fo:text-align="start" style:justify-single-word="false" style:text-autospace="none"/>
      <style:text-properties style:use-window-font-color="true" style:font-name="Geneva" fo:font-size="10pt" style:font-name-asian="Geneva" style:font-size-asian="10pt" style:font-name-complex="Geneva"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style:text-autospace="none"/>
      <style:text-properties fo:color="#800080" style:font-name="Helvetica1" fo:font-size="12pt" style:font-name-asian="Helvetica1" style:font-size-asian="12pt" style:font-name-complex="Helvetica1" style:font-size-complex="12pt"/>
    </style:style>
    <style:style style:name="P44" style:family="paragraph" style:parent-style-name="Body">
      <style:paragraph-properties fo:margin-top="0.0835in" fo:margin-bottom="0.0835in"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CellBody">
      <style:paragraph-properties style:snap-to-layout-grid="false"/>
    </style:style>
    <style:style style:name="P46" style:family="paragraph" style:parent-style-name="CellBody">
      <style:text-properties fo:color="#000000" fo:font-style="italic" style:font-style-asian="italic"/>
    </style:style>
    <style:style style:name="P47" style:family="paragraph" style:parent-style-name="CellBody">
      <style:paragraph-properties style:snap-to-layout-grid="false"/>
      <style:text-properties fo:color="#000000" fo:font-style="italic" style:font-style-asian="italic"/>
    </style:style>
    <style:style style:name="P48" style:family="paragraph" style:parent-style-name="CellBody">
      <style:paragraph-properties fo:keep-with-next="always" style:snap-to-layout-grid="false"/>
    </style:style>
    <style:style style:name="P49" style:family="paragraph" style:parent-style-name="Standard">
      <style:paragraph-properties fo:keep-with-next="always" style:snap-to-layout-grid="false"/>
      <style:text-properties style:use-window-font-color="true" style:font-name="ArialMT" fo:font-size="10pt" style:font-name-asian="ArialMT" style:font-size-asian="10pt" style:font-name-complex="ArialMT" style:font-size-complex="10pt"/>
    </style:style>
    <style:style style:name="P50" style:family="paragraph" style:parent-style-name="CellHeading">
      <style:paragraph-properties fo:text-align="center" style:justify-single-word="false" fo:keep-with-next="always" style:snap-to-layout-grid="false"/>
    </style:style>
    <style:style style:name="P51"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52"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53" style:family="paragraph" style:parent-style-name="Abstract">
      <style:text-properties fo:font-size="16pt" fo:font-weight="bold" style:font-size-asian="16pt" style:font-weight-asian="bold"/>
    </style:style>
    <style:style style:name="P54" style:family="paragraph" style:parent-style-name="Standard" style:list-style-name="L4">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55" style:family="paragraph" style:parent-style-name="Standard" style:list-style-name="L4">
      <style:text-properties style:use-window-font-color="true" style:font-name="Helvetica1" fo:font-size="12pt" fo:language="en" fo:country="US" fo:font-style="normal" style:font-name-asian="Helvetica1" style:font-size-asian="12pt" style:font-style-asian="normal" style:font-name-complex="Helvetica1" style:font-size-complex="12pt" style:language-complex="ar" style:country-complex="SA" style:font-style-complex="normal"/>
    </style:style>
    <style:style style:name="P56" style:family="paragraph" style:parent-style-name="Standard" style:list-style-name="L4">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font-style-complex="italic"/>
    </style:style>
    <style:style style:name="P57" style:family="paragraph" style:parent-style-name="Standard" style:list-style-name="L6">
      <style:paragraph-properties style:text-autospace="none"/>
    </style:style>
    <style:style style:name="P58" style:family="paragraph" style:parent-style-name="Standard">
      <style:text-properties style:font-name="Arial" fo:font-size="9pt" fo:language="en" fo:country="US" style:font-size-asian="9pt" style:font-size-complex="9pt" style:language-complex="ar" style:country-complex="SA"/>
    </style:style>
    <style:style style:name="P59" style:family="paragraph" style:parent-style-name="Standard">
      <style:text-properties style:font-name="Arial" fo:language="en" fo:country="US" style:language-complex="ar" style:country-complex="SA"/>
    </style:style>
    <style:style style:name="P60" style:family="paragraph" style:parent-style-name="Standard" style:list-style-name="L6">
      <style:paragraph-properties fo:margin-left="0.25in" fo:margin-right="0in" fo:text-align="start" style:justify-single-word="false" fo:text-indent="-0.25in" style:auto-text-indent="false" style:text-autospace="none">
        <style:tab-stops/>
      </style:paragraph-properties>
      <style:text-properties style:use-window-font-color="true" style:font-name="Geneva" fo:font-size="10pt" style:font-name-asian="Geneva" style:font-size-asian="10pt" style:font-name-complex="Geneva" style:font-size-complex="10pt"/>
    </style:style>
    <style:style style:name="P61" style:family="paragraph" style:parent-style-name="Standard">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62" style:family="paragraph" style:parent-style-name="Heading_20_1">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Helvetica1"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3" style:family="paragraph" style:parent-style-name="Heading_20_1">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64" style:family="paragraph" style:parent-style-name="Heading_20_3">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65" style:family="paragraph" style:parent-style-name="Heading_20_3">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66" style:family="paragraph" style:parent-style-name="Heading_20_3">
      <style:paragraph-properties fo:margin-left="0in" fo:margin-right="0in" fo:text-align="start" style:justify-single-word="false" fo:orphans="2" fo:widows="2" fo:text-indent="0in" style:auto-text-indent="false"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67" style:family="paragraph" style:parent-style-name="Heading_20_2" style:list-style-name="L3">
      <style:text-properties style:use-window-font-color="true" style:font-name="Helvetica1" fo:font-size="12pt" style:font-name-asian="Helvetica1" style:font-size-asian="12pt" style:font-name-complex="Helvetica1" style:font-size-complex="12pt"/>
    </style:style>
    <style:style style:name="P68" style:family="paragraph" style:parent-style-name="Heading_20_2">
      <style:text-properties fo:language="en" fo:country="US" style:language-complex="ar" style:country-complex="SA"/>
    </style:style>
    <style:style style:name="P69" style:family="paragraph" style:parent-style-name="Heading_20_2">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fo:keep-with-next="always" style:writing-mode="lr-tb">
        <style:tab-stops>
          <style:tab-stop style:position="0.4in"/>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70" style:family="paragraph" style:parent-style-name="Heading_20_2">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fo:keep-with-next="always" style:text-autospace="none" style:writing-mode="lr-tb">
        <style:tab-stops>
          <style:tab-stop style:position="0.4in"/>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71" style:family="paragraph" style:parent-style-name="Heading_20_2">
      <style:paragraph-properties fo:margin-left="0in" fo:margin-right="0in" fo:margin-top="0.111in" fo:margin-bottom="0in" fo:text-align="justify" style:justify-single-word="false" fo:orphans="0" fo:widows="0" fo:text-indent="0in" style:auto-text-indent="false" fo:padding-left="0in" fo:padding-right="0in" fo:padding-top="0.0138in" fo:padding-bottom="0in" fo:border-left="none" fo:border-right="none" fo:border-top="0.0071in solid #000000" fo:border-bottom="none" style:text-autospace="none" style:writing-mode="lr-tb">
        <style:tab-stops>
          <style:tab-stop style:position="0.4in"/>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7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5" style:family="paragraph" style:parent-style-name="Default_20_Text">
      <style:text-properties fo:color="#ff0000" fo:font-style="italic" fo:font-weight="bold" style:font-style-asian="italic" style:font-weight-asian="bold"/>
    </style:style>
    <style:style style:name="P76" style:family="paragraph" style:parent-style-name="Default_20_Text" style:list-style-name="L2">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77" style:family="paragraph" style:parent-style-name="Default_20_Text" style:list-style-name="L3">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78" style:family="paragraph" style:parent-style-name="Default_20_Text" style:list-style-name="L5">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79"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P80" style:family="paragraph" style:parent-style-name="Default_20_Text">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P81" style:family="paragraph" style:parent-style-name="Default_20_Text" style:list-style-name="L5">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onaco1" fo:font-size="11pt" fo:language="en" fo:country="US" fo:font-style="italic" style:font-name-asian="Monaco1" style:font-size-asian="11pt" style:font-style-asian="italic" style:font-name-complex="Monaco1" style:font-size-complex="11pt" style:language-complex="ar" style:country-complex="SA"/>
    </style:style>
    <style:style style:name="P82" style:family="paragraph" style:parent-style-name="Body">
      <style:text-properties fo:color="#ff0000" fo:font-style="italic" fo:font-weight="bold" style:font-style-asian="italic" style:font-weight-asian="bold"/>
    </style:style>
    <style:style style:name="P8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4" style:family="paragraph" style:parent-style-name="Body">
      <style:text-properties fo:language="en" fo:country="US" style:language-complex="ar" style:country-complex="SA"/>
    </style:style>
    <style:style style:name="P85" style:family="paragraph" style:parent-style-name="Body">
      <style:paragraph-properties fo:text-align="start" style:justify-single-word="false" fo:orphans="2" fo:widows="2" style:text-autospace="none" style:writing-mode="lr-tb">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Helvetica1"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7" style:family="paragraph" style:parent-style-name="Body">
      <style:paragraph-properties fo:margin-left="0.9in" fo:margin-right="0in" fo:orphans="2" fo:widows="2" fo:text-indent="0in" style:auto-text-indent="false"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8"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89" style:family="paragraph" style:parent-style-name="CellBody" style:list-style-name="L1">
      <style:paragraph-properties style:snap-to-layout-grid="false"/>
      <style:text-properties fo:color="#000000" fo:font-style="italic" style:font-style-asian="italic"/>
    </style:style>
    <style:style style:name="T1" style:family="text">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T2" style:family="text"/>
    <style:style style:name="T3" style:family="text">
      <style:text-properties fo:color="#0000ff"/>
    </style:style>
    <style:style style:name="T4" style:family="text">
      <style:text-properties fo:color="#ff0000" fo:font-style="italic" style:font-style-asian="italic"/>
    </style:style>
    <style:style style:name="T5" style:family="text">
      <style:text-properties fo:color="#0000ff"/>
    </style:style>
    <style:style style:name="T6" style:family="text">
      <style:text-properties style:use-window-font-color="true" style:font-name="Helvetica1" fo:font-size="12pt" fo:language="en" fo:country="US" fo:font-style="italic" style:font-name-asian="Helvetica1" style:font-size-asian="12pt" style:font-style-asian="italic" style:font-name-complex="Helvetica1" style:font-size-complex="12pt" style:language-complex="ar" style:country-complex="SA"/>
    </style:style>
    <style:style style:name="T7" style:family="text">
      <style:text-properties style:use-window-font-color="true" style:font-name="Helvetica1" fo:font-size="12pt" fo:language="en" fo:country="US" fo:font-style="normal" style:font-name-asian="Helvetica1" style:font-size-asian="12pt" style:font-style-asian="normal" style:font-name-complex="Helvetica1" style:font-size-complex="12pt" style:language-complex="ar" style:country-complex="SA" style:font-style-complex="normal"/>
    </style:style>
    <style:style style:name="T8" style:family="text">
      <style:text-properties style:use-window-font-color="true" style:font-name="Helvetica1" fo:font-size="12pt" fo:language="en" fo:country="US" style:font-name-asian="Helvetica1" style:font-size-asian="12pt" style:font-name-complex="Helvetica1" style:font-size-complex="12pt" style:language-complex="ar" style:country-complex="SA"/>
    </style:style>
    <style:style style:name="T9" style:family="text">
      <style:text-properties style:use-window-font-color="true" style:font-name="Helvetica1" fo:font-size="12pt" fo:language="en" fo:country="US" style:text-underline-style="solid" style:text-underline-width="auto" style:text-underline-color="font-color" style:font-name-asian="Helvetica1" style:font-size-asian="12pt" style:font-name-complex="Helvetica1" style:font-size-complex="12pt" style:language-complex="ar" style:country-complex="SA"/>
    </style:style>
    <style:style style:name="T10" style:family="text">
      <style:text-properties style:use-window-font-color="true" style:font-name="Helvetica1" fo:font-size="12pt" fo:language="en" fo:country="US" style:text-underline-style="none" style:font-name-asian="Helvetica1" style:font-size-asian="12pt" style:font-name-complex="Helvetica1" style:font-size-complex="12pt" style:language-complex="ar" style:country-complex="SA"/>
    </style:style>
    <style:style style:name="T11" style:family="text">
      <style:text-properties style:use-window-font-color="true" style:font-name="Helvetica1" fo:font-size="12pt" style:font-name-asian="Helvetica1" style:font-size-asian="12pt" style:font-name-complex="Helvetica1" style:font-size-complex="12pt"/>
    </style:style>
    <style:style style:name="T12" style:family="text">
      <style:text-properties style:use-window-font-color="true" style:font-name="Helvetica1" fo:font-size="12pt" fo:font-weight="bold" style:font-name-asian="Helvetica1" style:font-size-asian="12pt" style:font-weight-asian="bold" style:font-name-complex="Helvetica1" style:font-size-complex="12pt" style:font-weight-complex="bold"/>
    </style:style>
    <style:style style:name="T13" style:family="text">
      <style:text-properties style:use-window-font-color="true" style:font-name="Helvetica1" fo:font-size="12pt" fo:font-weight="normal" style:font-name-asian="Helvetica1" style:font-size-asian="12pt" style:font-weight-asian="normal" style:font-name-complex="Helvetica1" style:font-size-complex="12pt" style:font-weight-complex="normal"/>
    </style:style>
    <style:style style:name="T14" style:family="text">
      <style:text-properties style:use-window-font-color="true" style:font-name="ArialMT" fo:font-size="10pt" style:font-name-asian="ArialMT" style:font-size-asian="10pt" style:font-name-complex="ArialMT" style:font-size-complex="10pt"/>
    </style:style>
    <style:style style:name="T15" style:family="text">
      <style:text-properties style:use-window-font-color="true" style:font-name="Monaco1" fo:font-size="11pt" fo:language="en" fo:country="US" style:font-name-asian="Monaco1" style:font-size-asian="11pt" style:font-name-complex="Monaco1" style:font-size-complex="11pt" style:language-complex="ar" style:country-complex="SA"/>
    </style:style>
    <style:style style:name="T16" style:family="text">
      <style:text-properties style:use-window-font-color="true" style:font-name="Monaco1" fo:font-size="11pt" style:font-name-asian="Monaco1" style:font-size-asian="11pt" style:font-name-complex="Monaco1" style:font-size-complex="11pt"/>
    </style:style>
    <style:style style:name="T17" style:family="text">
      <style:text-properties style:use-window-font-color="true" fo:language="en" fo:country="US" style:language-complex="ar" style:country-complex="SA"/>
    </style:style>
    <style:style style:name="T18" style:family="text">
      <style:text-properties style:use-window-font-color="true" style:font-name="Geneva" fo:font-size="10pt" style:font-name-asian="Geneva" style:font-size-asian="10pt" style:font-name-complex="Geneva" style:font-size-complex="10pt"/>
    </style:style>
    <style:style style:name="T19" style:family="text">
      <style:text-properties style:use-window-font-color="true" style:font-name="Geneva" fo:font-size="10pt" fo:font-style="italic" style:font-name-asian="Geneva" style:font-size-asian="10pt" style:font-style-asian="italic" style:font-name-complex="Geneva" style:font-size-complex="10pt" style:font-style-complex="italic"/>
    </style:style>
    <style:style style:name="T20" style:family="text">
      <style:text-properties style:use-window-font-color="true" style:font-name="TimesNewRomanPSMT" fo:font-size="12pt" style:font-name-asian="TimesNewRomanPSMT" style:font-size-asian="12pt" style:font-name-complex="TimesNewRomanPSMT" style:font-size-complex="12pt"/>
    </style:style>
    <style:style style:name="T21" style:family="text">
      <style:text-properties style:use-window-font-color="true" style:font-name="Times New Roman" fo:font-size="12pt" style:font-name-asian="Helvetica1" style:font-size-asian="12pt" style:font-name-complex="Helvetica1" style:font-size-complex="12pt"/>
    </style:style>
    <style:style style:name="T22" style:family="text">
      <style:text-properties style:use-window-font-color="true" style:font-name="Times New Roman" fo:font-size="12pt" style:font-name-asian="ArialMT" style:font-size-asian="12pt" style:font-name-complex="ArialMT" style:font-size-complex="12pt"/>
    </style:style>
    <style:style style:name="T23" style:family="text">
      <style:text-properties fo:color="#ff0000" fo:font-style="italic" style:font-style-asian="italic"/>
    </style:style>
    <style:style style:name="T24" style:family="text">
      <style:text-properties fo:color="#2a00ff" fo:language="en" fo:country="US" fo:font-style="italic" style:font-style-asian="italic" style:language-complex="ar" style:country-complex="SA" style:font-style-complex="italic"/>
    </style:style>
    <style:style style:name="T25" style:family="text">
      <style:text-properties fo:color="#2a00ff" fo:font-style="italic" style:font-style-asian="italic" style:font-style-complex="italic"/>
    </style:style>
    <style:style style:name="T26" style:family="text">
      <style:text-properties fo:color="#2a00ff" style:font-name="Monaco1" fo:font-size="11pt" fo:font-style="italic" style:font-name-asian="Monaco1" style:font-size-asian="11pt" style:font-style-asian="italic" style:font-name-complex="Monaco1" style:font-size-complex="11pt" style:font-style-complex="italic"/>
    </style:style>
    <style:style style:name="T27" style:family="text">
      <style:text-properties fo:color="#2a00ff" style:font-name="Monaco1" fo:font-size="11pt" fo:language="en" fo:country="US" fo:font-style="italic" style:font-name-asian="Monaco1" style:font-size-asian="11pt" style:font-style-asian="italic" style:font-name-complex="Monaco1" style:font-size-complex="11pt" style:language-complex="ar" style:country-complex="SA" style:font-style-complex="italic"/>
    </style:style>
    <style:style style:name="T28" style:family="text">
      <style:text-properties fo:color="#000000"/>
    </style:style>
    <style:style style:name="T29" style:family="text">
      <style:text-properties fo:color="#000000" style:font-name="Monaco1" fo:font-size="11pt" fo:font-style="italic" style:font-name-asian="Monaco1" style:font-size-asian="11pt" style:font-style-asian="italic" style:font-name-complex="Monaco1" style:font-size-complex="11pt"/>
    </style:style>
    <style:style style:name="T30" style:family="text">
      <style:text-properties fo:color="#000000" style:font-name="Monaco1" fo:font-size="11pt" fo:font-style="italic" style:font-name-asian="Monaco1" style:font-size-asian="11pt" style:font-style-asian="italic" style:font-name-complex="Monaco1" style:font-size-complex="11pt" style:font-style-complex="italic"/>
    </style:style>
    <style:style style:name="T31" style:family="text">
      <style:text-properties fo:color="#000000" style:font-name="Monaco1" fo:font-size="11pt" style:font-name-asian="Monaco1" style:font-size-asian="11pt" style:font-name-complex="Monaco1" style:font-size-complex="11pt"/>
    </style:style>
    <style:style style:name="T32" style:family="text">
      <style:text-properties fo:color="#000000" style:font-name="Monaco1" fo:font-size="11pt" fo:language="en" fo:country="US" style:font-name-asian="Monaco1" style:font-size-asian="11pt" style:font-name-complex="Monaco1" style:font-size-complex="11pt" style:language-complex="ar" style:country-complex="SA"/>
    </style:style>
    <style:style style:name="T33" style:family="text">
      <style:text-properties fo:color="#000000" fo:language="en" fo:country="US" fo:font-style="italic" style:font-style-asian="italic" style:language-complex="ar" style:country-complex="SA" style:font-style-complex="italic"/>
    </style:style>
    <style:style style:name="T34" style:family="text">
      <style:text-properties fo:color="#000000" fo:language="en" fo:country="US" style:language-complex="ar" style:country-complex="SA"/>
    </style:style>
    <style:style style:name="T35" style:family="text">
      <style:text-properties fo:color="#000000" style:font-name="Monaco2" fo:font-size="11pt" style:font-name-asian="Monaco2" style:font-size-asian="11pt" style:font-name-complex="Monaco2" style:font-size-complex="11pt"/>
    </style:style>
    <style:style style:name="T36" style:family="text">
      <style:text-properties fo:color="#008080"/>
    </style:style>
    <style:style style:name="T37" style:family="text">
      <style:text-properties fo:color="#008080" fo:language="en" fo:country="US" fo:font-style="italic" style:font-style-asian="italic" style:language-complex="ar" style:country-complex="SA" style:font-style-complex="italic"/>
    </style:style>
    <style:style style:name="T38" style:family="text">
      <style:text-properties fo:color="#008080" style:font-name="Monaco1" fo:font-size="11pt" fo:language="en" fo:country="US" style:font-name-asian="Monaco1" style:font-size-asian="11pt" style:font-name-complex="Monaco1" style:font-size-complex="11pt" style:language-complex="ar" style:country-complex="SA"/>
    </style:style>
    <style:style style:name="T39" style:family="text">
      <style:text-properties fo:color="#008080" style:font-name="Monaco1" fo:font-size="11pt" style:font-name-asian="Monaco1" style:font-size-asian="11pt" style:font-name-complex="Monaco1" style:font-size-complex="11pt"/>
    </style:style>
    <style:style style:name="T40" style:family="text">
      <style:text-properties fo:color="#3f7f7f"/>
    </style:style>
    <style:style style:name="T41" style:family="text">
      <style:text-properties fo:color="#3f7f7f" fo:language="en" fo:country="US" fo:font-style="italic" style:font-style-asian="italic" style:language-complex="ar" style:country-complex="SA" style:font-style-complex="italic"/>
    </style:style>
    <style:style style:name="T42" style:family="text">
      <style:text-properties fo:color="#3f7f7f" style:font-name="Monaco1" fo:font-size="11pt" style:font-name-asian="Monaco1" style:font-size-asian="11pt" style:font-name-complex="Monaco1" style:font-size-complex="11pt"/>
    </style:style>
    <style:style style:name="T43" style:family="text">
      <style:text-properties fo:color="#7f007f"/>
    </style:style>
    <style:style style:name="T44" style:family="text">
      <style:text-properties fo:color="#7f007f" fo:language="en" fo:country="US" fo:font-style="italic" style:font-style-asian="italic" style:language-complex="ar" style:country-complex="SA" style:font-style-complex="italic"/>
    </style:style>
    <style:style style:name="T45" style:family="text">
      <style:text-properties fo:color="#7f007f" style:font-name="Monaco1" fo:font-size="11pt" fo:language="en" fo:country="US" style:font-name-asian="Monaco1" style:font-size-asian="11pt" style:font-name-complex="Monaco1" style:font-size-complex="11pt" style:language-complex="ar" style:country-complex="SA"/>
    </style:style>
    <style:style style:name="T46" style:family="text">
      <style:text-properties fo:color="#7f007f" style:font-name="Monaco1" fo:font-size="11pt" style:font-name-asian="Monaco1" style:font-size-asian="11pt" style:font-name-complex="Monaco1" style:font-size-complex="11pt"/>
    </style:style>
    <style:style style:name="T47" style:family="text">
      <style:text-properties fo:color="#7f007f" style:font-name="Monaco1" fo:font-size="11pt" fo:font-style="italic" style:font-name-asian="Monaco1" style:font-size-asian="11pt" style:font-style-asian="italic" style:font-name-complex="Monaco1" style:font-size-complex="11pt" style:font-style-complex="italic"/>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fo:color="#7f0055" fo:language="en" fo:country="US" fo:font-weight="bold" style:font-weight-asian="bold" style:language-complex="ar" style:country-complex="SA" style:font-weight-complex="bold"/>
    </style:style>
    <style:style style:name="T51" style:family="text">
      <style:text-properties fo:color="#7f0055" fo:font-weight="bold" style:font-weight-asian="bold" style:font-weight-complex="bold"/>
    </style:style>
    <style:style style:name="T52" style:family="text">
      <style:text-properties fo:color="#7f0055" style:font-name="Monaco1" fo:font-size="11pt" fo:font-weight="bold" style:font-name-asian="Monaco1" style:font-size-asian="11pt" style:font-weight-asian="bold" style:font-name-complex="Monaco1" style:font-size-complex="11pt" style:font-weight-complex="bold"/>
    </style:style>
    <style:style style:name="T53" style:family="text">
      <style:text-properties style:text-underline-style="solid" style:text-underline-width="auto" style:text-underline-color="font-color"/>
    </style:style>
    <style:style style:name="T54" style:family="text">
      <style:text-properties fo:color="#3f7f5f"/>
    </style:style>
    <style:style style:name="T55" style:family="text">
      <style:text-properties fo:color="#3f7f5f" style:text-underline-style="solid" style:text-underline-width="auto" style:text-underline-color="font-color"/>
    </style:style>
    <style:style style:name="T56" style:family="text">
      <style:text-properties fo:color="#3f7f5f" style:font-name="Monaco1" fo:font-size="11pt" style:font-name-asian="Monaco1" style:font-size-asian="11pt" style:font-name-complex="Monaco1" style:font-size-complex="11pt"/>
    </style:style>
    <style:style style:name="T57" style:family="text">
      <style:text-properties fo:font-style="normal" style:font-style-asian="normal" style:font-style-complex="normal"/>
    </style:style>
    <style:style style:name="T58" style:family="text">
      <style:text-properties fo:language="en" fo:country="US" style:language-complex="ar" style:country-complex="SA"/>
    </style:style>
    <style:style style:name="T59" style:family="text">
      <style:text-properties style:text-position="super 58%"/>
    </style:style>
    <style:style style:name="T60" style:family="text">
      <style:text-properties style:font-name="Monaco1" fo:font-size="11pt" style:font-name-asian="Monaco1" style:font-size-asian="11pt" style:font-name-complex="Monaco1" style:font-size-complex="11pt"/>
    </style:style>
    <style:style style:name="T61" style:family="text">
      <style:text-properties fo:font-weight="bold" style:font-weight-asian="bold" style:font-weight-complex="bold"/>
    </style:style>
    <style:style style:name="T62" style:family="text">
      <style:text-properties fo:font-style="italic" style:font-style-asian="italic"/>
    </style:style>
    <style:style style:name="T63"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format="1" text:display-levels="2">
        <style:list-level-properties text:min-label-width="0.4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5">
        <style:list-level-properties text:min-label-width="0.4in"/>
      </text:list-level-style-number>
      <text:list-level-style-number text:level="2" text:style-name="Numbering_20_Symbols" style:num-format="1" text:display-levels="2">
        <style:list-level-properties text:min-label-width="0.25in"/>
      </text:list-level-style-number>
      <text:list-level-style-number text:level="3" style:num-suffix="." style:num-format="1" text:display-levels="3">
        <style:list-level-properties text:space-before="0.0929in" text:min-label-width="0.25in"/>
      </text:list-level-style-number>
      <text:list-level-style-number text:level="4" style:num-suffix="." style:num-format="1" text:display-levels="4">
        <style:list-level-properties text:space-before="0.1398in" text:min-label-width="0.25in"/>
      </text:list-level-style-number>
      <text:list-level-style-number text:level="5" style:num-suffix="." style:num-format="1" text:display-levels="5">
        <style:list-level-properties text:space-before="0.1862in" text:min-label-width="0.25in"/>
      </text:list-level-style-number>
      <text:list-level-style-number text:level="6" style:num-suffix="." style:num-format="1" text:display-levels="6">
        <style:list-level-properties text:space-before="0.2327in" text:min-label-width="0.25in"/>
      </text:list-level-style-number>
      <text:list-level-style-number text:level="7" style:num-suffix="." style:num-format="1" text:display-levels="7">
        <style:list-level-properties text:space-before="0.2791in" text:min-label-width="0.25in"/>
      </text:list-level-style-number>
      <text:list-level-style-number text:level="8" style:num-suffix="." style:num-format="1" text:display-levels="8">
        <style:list-level-properties text:space-before="0.3256in" text:min-label-width="0.25in"/>
      </text:list-level-style-number>
      <text:list-level-style-number text:level="9" style:num-suffix="." style:num-format="1" text:display-levels="9">
        <style:list-level-properties text:space-before="0.372in" text:min-label-width="0.25in"/>
      </text:list-level-style-number>
      <text:list-level-style-number text:level="10" style:num-suffix="." style:num-format="1" text:display-levels="10">
        <style:list-level-properties text:space-before="0.4189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24483808" text:id="ct524483808">
          <text:deletion>
            <office:change-info>
              <dc:creator>Graham Charters</dc:creator>
              <dc:date>2012-09-26T16:40:00</dc:date>
            </office:change-info>
            <text:p text:style-name="P1"/>
            <text:p text:style-name="P2"/>
          </text:deletion>
        </text:changed-region>
        <text:changed-region xml:id="ct524483664" text:id="ct524483664">
          <text:deletion>
            <office:change-info>
              <dc:creator>Graham Charters</dc:creator>
              <dc:date>2012-09-26T16:21:00</dc:date>
            </office:change-info>
            <text:p text:style-name="P2"/>
            <text:h text:style-name="Heading_20_1" text:outline-level="1" text:is-list-header="true">Command Line API</text:h>
            <text:p text:style-name="P3">None</text:p>
          </text:deletion>
        </text:changed-region>
        <text:changed-region xml:id="ct524483568" text:id="ct524483568">
          <text:deletion>
            <office:change-info>
              <dc:creator>Graham Charters</dc:creator>
              <dc:date>2012-09-26T16:40:00</dc:date>
            </office:change-info>
            <text:p text:style-name="P3"/>
            <text:h text:style-name="P4" text:outline-level="1" text:is-list-header="true"/>
          </text:deletion>
        </text:changed-region>
        <text:changed-region xml:id="ct524483472" text:id="ct524483472">
          <text:deletion>
            <office:change-info>
              <dc:creator>Graham Charters</dc:creator>
              <dc:date>2012-09-26T16:21:00</dc:date>
            </office:change-info>
            <text:h text:style-name="P4" text:outline-level="1" text:is-list-header="true">JMX API</text:h>
            <text:p text:style-name="P5">RFC 139 describes the JMX API to the OSGi Framework and a number of standard OSGi Services. The JMX specification is also present as chapter 124 in the OSGi spec documents. </text:p>
            <text:p text:style-name="P5">For all new functionality added to the OSGi Framework the question should be asked: would this feature benefit from a JMX API? The expectation is that in most cases it would.</text:p>
            <text:p text:style-name="P5">The JMX API for the design in this RFC should be described here and if there is no JMX API an explanation should be given explaining why this is not applicable in this case.</text:p>
            <text:p text:style-name="P5"/>
            <text:p text:style-name="P3"><text:span text:style-name="T1">None</text:span></text:p>
          </text:deletion>
        </text:changed-region>
        <text:changed-region xml:id="ct524701488" text:id="ct524701488">
          <text:deletion>
            <office:change-info>
              <dc:creator>Graham Charters</dc:creator>
              <dc:date>2012-09-26T16:40:00</dc:date>
            </office:change-info>
            <text:p text:style-name="P3"/>
            <text:p text:style-name="P6"/>
          </text:deletion>
        </text:changed-region>
        <text:changed-region xml:id="ct524701392" text:id="ct524701392">
          <text:deletion>
            <office:change-info>
              <dc:creator>Graham Charters</dc:creator>
              <dc:date>2012-09-26T16:21:00</dc:date>
            </office:change-info>
            <text:p text:style-name="P6">Initial Spec Chapter</text:p>
            <text:p text:style-name="P5">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5">The spec template and writing guidelines can be found here: </text:p>
            <text:p text:style-name="P7"><text:a xlink:type="simple" xlink:href="https://www.osgi.org/members/svn/documents/trunk/templates/specification-template-oo.ott">https://www.osgi.org/members/svn/documents/trunk/templates/specification-template-oo.ott</text:a></text:p>
            <text:p text:style-name="P6"><text:a xlink:type="simple" xlink:href="https://www.osgi.org/members/svn/documents/trunk/templates/specwriting.pdf"><text:span text:style-name="T3">https://www.osgi.org/members/svn/documents/trunk/templates/specwriting.pdf</text:span></text:a> </text:p>
          </text:deletion>
        </text:changed-region>
        <text:changed-region xml:id="ct524485440" text:id="ct524485440">
          <text:deletion>
            <office:change-info>
              <dc:creator>Graham Charters</dc:creator>
              <dc:date>2012-09-26T16:40:00</dc:date>
            </office:change-info>
            <text:p text:style-name="P6"/>
            <text:h text:style-name="P8" text:outline-level="1" text:is-list-header="true">Considered Alternatives</text:h>
            <text:p text:style-name="P6">For posterity, record the design alternatives that were considered but rejected along with the reason for rejection. This is especially important for external/earlier solutions that were deemed not applicable.</text:p>
          </text:deletion>
        </text:changed-region>
        <text:changed-region xml:id="ct524703616" text:id="ct524703616">
          <text:deletion>
            <office:change-info>
              <dc:creator>Graham Charters</dc:creator>
              <dc:date>2012-09-26T16:38:00</dc:date>
            </office:change-info>
            <text:p text:style-name="Body"><text:span text:style-name="T4">Description of all known vulnerabilities this may either introduce or address as well as scenarios of how the weaknesses could be circumvented.</text:span></text:p>
          </text:deletion>
        </text:changed-region>
        <text:changed-region xml:id="ct524702144" text:id="ct524702144">
          <text:insertion>
            <office:change-info>
              <dc:creator>Graham Charters</dc:creator>
              <dc:date>2012-09-26T16:38:00</dc:date>
            </office:change-info>
          </text:insertion>
        </text:changed-region>
        <text:changed-region xml:id="ct205217808" text:id="ct205217808">
          <text:deletion>
            <office:change-info>
              <dc:creator>Graham Charters</dc:creator>
              <dc:date>2012-09-26T16:39:00</dc:date>
            </office:change-info>
            <text:p text:style-name="P9"/>
            <text:p text:style-name="P10">Add references simply by adding new items. You can then cross-refer to them by chosing &lt;Insert&gt;&lt;Cross Reference&gt;&lt;Numbered Item&gt; and then selecting the paragraph. STATIC REFERENCES (I.E. BODGED) ARE NOT ACCEPTABLE, SOMEONE WILL HAVE TO UPDATE THEM LATER, SO DO IT PROPERLY NOW.</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1"><draw:frame draw:style-name="fr2" draw:name="graphics3" text:anchor-type="paragraph" svg:width="7in" svg:height="3.1075in" draw:z-index="0"><draw:image xlink:href="Pictures/1000020100000427000001D8328612BC.png" xlink:type="simple" xlink:show="embed" xlink:actuate="onLoad"/></draw:frame></text:p>
      <text:p text:style-name="Document_20_Title"/>
      <text:p text:style-name="Document_20_Title"/>
      <text:p text:style-name="Document_20_Title"><text:user-defined style:data-style-name="N0" text:name="RFC Title">RFC 164 Blueprint Declarative Transaction</text:user-defined></text:p>
      <text:p text:style-name="Document_20_Title"><text:span text:style-name="T48">Draft<text:line-break/><text:line-break/></text:span><text:span text:style-name="T48"><text:page-count style:num-format="1">19</text:page-count></text:span><text:span text:style-name="T48"> Pages</text:span></text:p>
      <text:p text:style-name="P52"/>
      <text:p text:style-name="P53">Abstract</text:p>
      <text:p text:style-name="Standard">Blueprint declarative transaction provides container managed transaction for blueprint beans which enables application developers to focus on the application logic and provides better separation of application and <text:span text:style-name="T22">infrastructure code.</text:span><text:span text:style-name="T21"> </text:span></text:p>
      <text:h text:style-name="Heading_20_1" text:outline-level="1"><text:soft-page-break/>Document Information</text:h>
      <text:h text:style-name="P68" text:outline-level="2">License</text:h>
      <text:p text:style-name="P83">DISTRIBUTION AND FEEDBACK LICENSE, Version 2.0</text:p>
      <text:p text:style-name="P5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8"/>
      <text:p text:style-name="P5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8"/>
      <text:p text:style-name="P5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8">NEITHER THE OSGi ALLIANCE NOR ANY THIRD PARTY WILL BE LIABLE FOR ANY DIRECT, INDIRECT, SPECIAL, INCIDENTAL OR CONSEQUENTIAL DAMAGES ARISING OUT OF OR RELATING TO ANY USE OR DISTRIBUTION OF THE DISTRIBUTION. </text:p>
      <text:p text:style-name="P58"/>
      <text:p text:style-name="P5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8"/>
      <text:p text:style-name="P5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8"/>
      <text:p text:style-name="P5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9"/>
      <text:p text:style-name="P59">I HEREBY ACKNOWLEDGE AND AGREE TO THE TERMS AND CONDITIONS DELINEATED ABOVE.</text:p>
      <text:h text:style-name="P68"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2">0 Document Information<text:tab/>2</text:p>
          <text:p text:style-name="P73">0.1 License<text:tab/>2</text:p>
          <text:p text:style-name="P73">0.2 Trademarks<text:tab/>3</text:p>
          <text:p text:style-name="P73">0.3 Feedback<text:tab/>3</text:p>
          <text:p text:style-name="P73">0.4 Table of Contents<text:tab/>3</text:p>
          <text:p text:style-name="P73">0.5 Terminology and Document Conventions<text:tab/>4</text:p>
          <text:p text:style-name="P73">0.6 Revision History<text:tab/>4</text:p>
          <text:p text:style-name="P72">1 Introduction<text:tab/>5</text:p>
          <text:p text:style-name="P72">2 Application Domain<text:tab/>5</text:p>
          <text:p text:style-name="P73">2.1 Overview<text:tab/>5</text:p>
          <text:p text:style-name="P73">2.1 Sample User Scenario<text:tab/>6</text:p>
          <text:p text:style-name="P72">3 Problem Description<text:tab/>7</text:p>
          <text:p text:style-name="P72">4 Requirements<text:tab/>8</text:p>
          <text:p text:style-name="P72">5 Technical Solution<text:tab/>8</text:p>
          <text:p text:style-name="P73">5.1 Related RFCs<text:tab/>8</text:p>
          <text:p text:style-name="P73">5.2 Blueprint Transaction XML Schema<text:tab/>9</text:p>
          <text:p text:style-name="P74">5.2.1 The Transaction Element <text:tab/>11</text:p>
          <text:p text:style-name="P74">5.2.2 The Method Attribute <text:tab/>11</text:p>
          <text:p text:style-name="P74">5.2.3 The Transaction Attribute <text:tab/>12</text:p>
          <text:p text:style-name="P74">5.2.4 The Bean Attribute <text:tab/>12</text:p>
          <text:p text:style-name="P74">5.2.5 Transaction Examples At Bean Level<text:tab/>12</text:p>
          <text:p text:style-name="P74">5.2.6 Transaction Examples At Bundle Wide Level<text:tab/>13</text:p>
          <text:p text:style-name="P74"><text:soft-page-break/>5.2.7 Transaction Examples At Bean Level And Bundle Wide Level<text:tab/>14</text:p>
          <text:p text:style-name="P73">5.3 Declaring a Dependency on Blueprint Transactions<text:tab/>15</text:p>
          <text:p text:style-name="P73">5.4 Sample User Scenario<text:tab/>15</text:p>
          <text:p text:style-name="P72"><text:s/>Command Line API<text:tab/>16</text:p>
          <text:p text:style-name="P72"><text:s/>JMX API<text:tab/>17</text:p>
          <text:p text:style-name="P72"><text:s/>Considered Alternatives<text:tab/>17</text:p>
          <text:p text:style-name="P72">6 Security Considerations<text:tab/>18</text:p>
          <text:p text:style-name="P72">7 Document Support<text:tab/>18</text:p>
          <text:p text:style-name="P73">7.1 References<text:tab/>18</text:p>
          <text:p text:style-name="P73">7.1 Author’s Address<text:tab/>18</text:p>
          <text:p text:style-name="P73">7.2 Acronyms and Abbreviations<text:tab/>19</text:p>
          <text:p text:style-name="P73">7.3 End of Document<text:tab/>19</text:p>
        </text:index-body>
      </text:table-of-content>
      <text:p text:style-name="Body"/>
      <text:h text:style-name="Heading_20_2" text:outline-level="2">Terminology and Document Conventions</text:h>
      <text:p text:style-name="Body"><text:span text:style-name="T61">Namespace Handler</text:span> – the component of the blueprint container runtime responsible for handling the blueprint transactions namespace. <text:s/>The mechanism by which this is 'plugged in' to the blueprint container is not convered in this specification. <text:s/>This could be blueprint container implementation specific or a standard mechanism may be defined in another specification.</text:p>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9">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45">Initial</text:p>
          </table:table-cell>
          <table:table-cell table:style-name="Table1.A1" office:value-type="string">
            <text:p text:style-name="P47">07/<text:span text:style-name="T62">12</text:span>/2010</text:p>
          </table:table-cell>
          <table:table-cell table:style-name="Table1.C1" office:value-type="string">
            <text:p text:style-name="P47">Initial version</text:p>
            <text:p text:style-name="P46">Lin Sun, IBM linsun@us.ibm.com</text:p>
          </table:table-cell>
        </table:table-row>
        <table:table-row table:style-name="Table1.2">
          <table:table-cell table:style-name="Table1.A3" office:value-type="string">
            <text:p text:style-name="P45">0.1</text:p>
          </table:table-cell>
          <table:table-cell table:style-name="Table1.A3" office:value-type="string">
            <text:p text:style-name="P47">07/26/2010</text:p>
          </table:table-cell>
          <table:table-cell table:style-name="Table1.C3" office:value-type="string">
            <text:p text:style-name="P47">Address additional comments - </text:p>
            <text:list xml:id="list7118828308358040039" text:style-name="L1">
              <text:list-item>
                <text:p text:style-name="P89">Disallow two *s next to each other</text:p>
              </text:list-item>
              <text:list-item>
                <text:p text:style-name="P89">Ability to specify bundle wide transaction.</text:p>
              </text:list-item>
            </text:list>
          </table:table-cell>
        </table:table-row>
        <table:table-row table:style-name="Table1.2">
          <table:table-cell table:style-name="Table1.A3" office:value-type="string">
            <text:p text:style-name="P45">0.2</text:p>
          </table:table-cell>
          <table:table-cell table:style-name="Table1.A3" office:value-type="string">
            <text:p text:style-name="P47">09/17/2010</text:p>
          </table:table-cell>
          <table:table-cell table:style-name="Table1.C3" office:value-type="string">
            <text:p text:style-name="P47">Simplified the rules to determine the transaction attribute</text:p>
            <text:p text:style-name="P47">Simplified the value for the method and bean attributes.</text:p>
          </table:table-cell>
        </table:table-row>
        <text:soft-page-break/>
        <table:table-row table:style-name="Table1.2">
          <table:table-cell table:style-name="Table1.A3" office:value-type="string">
            <text:p text:style-name="P45">0.3</text:p>
          </table:table-cell>
          <table:table-cell table:style-name="Table1.A3" office:value-type="string">
            <text:p text:style-name="P47">11/16/2010</text:p>
          </table:table-cell>
          <table:table-cell table:style-name="Table1.C3" office:value-type="string">
            <text:p text:style-name="P47">Add: statement for synthetic beans. <text:s/></text:p>
            <text:p text:style-name="P47">Clarify namespace handler requirement and a few minor errors here and there.</text:p>
            <text:p text:style-name="P47">Mark transaction attribute as optional and default to Required.</text:p>
          </table:table-cell>
        </table:table-row>
        <table:table-row table:style-name="Table1.2">
          <table:table-cell table:style-name="Table1.A6" office:value-type="float" office:value="0.31">
            <text:p text:style-name="P45">0.31</text:p>
          </table:table-cell>
          <table:table-cell table:style-name="Table1.B6" office:value-type="date" office:date-value="2011-04-05">
            <text:p text:style-name="P47">04/05/11</text:p>
          </table:table-cell>
          <table:table-cell table:style-name="Table1.C3" office:value-type="string">
            <text:p text:style-name="P47">Graham Charters</text:p>
            <text:p text:style-name="P47">Tidy up for draft publication.</text:p>
          </table:table-cell>
        </table:table-row>
        <table:table-row table:style-name="Table1.2">
          <table:table-cell table:style-name="Table1.A3" office:value-type="string">
            <text:p text:style-name="P45">0.32</text:p>
          </table:table-cell>
          <table:table-cell table:style-name="Table1.A3" office:value-type="string">
            <text:p text:style-name="P47">15<text:span text:style-name="T59">th</text:span> June 2012</text:p>
          </table:table-cell>
          <table:table-cell table:style-name="Table1.C3" office:value-type="string">
            <text:p text:style-name="P47">Graham Charters</text:p>
            <text:p text:style-name="P47">Minor corrections to schema and examples</text:p>
          </table:table-cell>
        </table:table-row>
      </table:table>
      <text:p text:style-name="Body"/>
      <text:h text:style-name="Heading_20_1" text:outline-level="1">Introduction</text:h>
      <text:p text:style-name="P1"/>
      <text:p text:style-name="P1">RFP 138 was approved which defined requirements for blueprint declarative transaction. <text:s/>This RFC describes the means to use blueprint interceptors and customized blueprint namespace <text:s text:c="2"/>to support blueprint declarative transaction.</text:p>
      <text:p text:style-name="Standard"/>
      <text:h text:style-name="Heading_20_1" text:outline-level="1">Application Domain</text:h>
      <text:p text:style-name="Standard"/>
      <text:h text:style-name="P69" text:outline-level="2">Overview</text:h>
      <text:list xml:id="list8455925132208003604" text:style-name="L2">
        <text:list-header>
          <text:p text:style-name="P76"/>
        </text:list-header>
      </text:list>
      <text:p text:style-name="P1"><text:span text:style-name="T8">The Blueprint Container specification version 1.0 in OSGi Compendium Release 4.2 defines a </text:span>dependency injection framework for OSGi bundles that understands the unique dynamic </text:p>
      <text:p text:style-name="P1">nature of services. <text:s/>Bundles in this programming model contain a number of XML deﬁnition </text:p>
      <text:p text:style-name="P1">resources which are used by the Blueprint Container to wire the application together and start </text:p>
      <text:p text:style-name="P1">it when the bundle is active. <text:s/></text:p>
      <text:p text:style-name="P1"/>
      <text:p text:style-name="P1"><text:soft-page-break/>The Java Transaction API (JTA) Transaction Services speciﬁcation in OSGi Enterprise </text:p>
      <text:p text:style-name="P1">Release 4.2 is based on JTA 1.1 speciﬁcation and deﬁnes the use of JTA through 3 transaction </text:p>
      <text:p text:style-name="P1">services: User Transaction, Transaction Manager, and Transaction Synchronization. </text:p>
      <text:p text:style-name="P1"/>
      <text:p text:style-name="P1">With these two speciﬁcations, a blueprint application developer can obtain the transaction </text:p>
      <text:p text:style-name="P1">services from the OSGi service registry, set the transaction boundaries and manage the </text:p>
      <text:p text:style-name="P1">transaction in the application code. <text:s text:c="2"/>However, this is no deﬁned method to enable the </text:p>
      <text:p text:style-name="P1">developer to declare transactional demarcation for blueprint components and no deﬁned </text:p>
      <text:p text:style-name="P1">contract that a blueprint container could offer when processing such transactional declarations.</text:p>
      <text:p text:style-name="P1"><text:s/></text:p>
      <text:h text:style-name="P70" text:outline-level="2" text:restart-numbering="true" text:start-value="1">Sample User Scenario</text:h>
      <text:p text:style-name="P1"/>
      <text:p text:style-name="P1">The blueprint container manages various components such as bean, service, reference-list </text:p>
      <text:p text:style-name="P1">and reference elements. Blueprint beans are declared using the bean element. <text:s/>The following </text:p>
      <text:p text:style-name="P1">deﬁnes a single bean called TestBeanImpl implemented by the POJO </text:p>
      <text:p text:style-name="P1">org.apache.aries.simple.TestBeanImpl. </text:p>
      <text:p text:style-name="Standard"/>
      <text:p text:style-name="Standard"><text:span text:style-name="T12">blueprint.xml</text:span><text:span text:style-name="T13"> </text:span></text:p>
      <text:p text:style-name="Standard"/>
      <text:p text:style-name="Standard">&lt;?xml version="1.0" encoding="UTF-8"?&gt; </text:p>
      <text:p text:style-name="Standard">&lt;blueprint xmlns="http://www.osgi.org/xmlns/blueprint/v1.0.0"&gt; </text:p>
      <text:p text:style-name="Standard"><text:s text:c="5"/>&lt;bean id="TestBeanImpl" class="org.apache.aries.simple.TestBeanImpl" /&gt; </text:p>
      <text:p text:style-name="Standard">&lt;/blueprint&gt;</text:p>
      <text:p text:style-name="Standard"><text:s/></text:p>
      <text:p text:style-name="Standard">If a transaction is required in the POJO org.apache.aries.simple.TestBeanImpl, the application </text:p>
      <text:p text:style-name="Standard">developer would currently have to obtain the User Transaction service from OSGi service </text:p>
      <text:p text:style-name="Standard">registry, set the boundaries of transaction and manage the transaction in the application code, </text:p>
      <text:p text:style-name="Standard">for example the insertRow method in TestBeanImpl.java: </text:p>
      <text:p text:style-name="Standard"/>
      <text:p text:style-name="Standard"/>
      <text:p text:style-name="Standard"><text:span text:style-name="T8">TestBeanImpl</text:span>.java</text:p>
      <text:p text:style-name="P1"/>
      <text:p text:style-name="Standard"><text:span text:style-name="T50">public</text:span><text:span text:style-name="T34"> </text:span><text:span text:style-name="T50">class</text:span><text:span text:style-name="T34"> </text:span><text:span text:style-name="T9">TestBeanImpl</text:span><text:span text:style-name="T34"> {</text:span></text:p>
      <text:p text:style-name="Standard"/>
      <text:p text:style-name="Standard"><text:span text:style-name="T28"><text:s text:c="4"/></text:span><text:span text:style-name="T51">public</text:span><text:span text:style-name="T28"> </text:span><text:span text:style-name="T8">TestBeanImpl</text:span><text:span text:style-name="T28">() {</text:span></text:p>
      <text:p text:style-name="Standard"><text:s text:c="11"/><text:span text:style-name="T53">...</text:span></text:p>
      <text:p text:style-name="Standard"><text:s text:c="8"/>}</text:p>
      <text:p text:style-name="Standard"/>
      <text:p text:style-name="Standard"><text:span text:style-name="T28"><text:s text:c="4"/></text:span><text:span text:style-name="T51">public</text:span><text:span text:style-name="T28"> </text:span><text:span text:style-name="T51">void</text:span><text:span text:style-name="T28"> </text:span><text:span text:style-name="T31">insertRow(String name, </text:span><text:span text:style-name="T52">int</text:span><text:span text:style-name="T31"> value) </text:span><text:span text:style-name="T52">throws</text:span><text:span text:style-name="T31"> SQLException {</text:span></text:p>
      <text:p text:style-name="Standard"><text:span text:style-name="T28"><text:s text:c="8"/></text:span><text:span text:style-name="T54">// get the user transaction service</text:span></text:p>
      <text:p text:style-name="Standard"><text:s text:c="8"/><text:span text:style-name="T53">UserTransaction</text:span> ut = <text:span text:style-name="T53">getUserTransactionService</text:span>();</text:p>
      <text:p text:style-name="Standard"/>
      <text:p text:style-name="Standard"><text:span text:style-name="T28"><text:s text:c="8"/></text:span><text:span text:style-name="T54">// begin the user transaction</text:span></text:p>
      <text:p text:style-name="Standard"><text:s text:c="8"/>ut.begin();</text:p>
      <text:p text:style-name="Standard"/>
      <text:p text:style-name="Standard"><text:s text:c="8"/>try {</text:p>
      <text:p text:style-name="Standard"><text:soft-page-break/><text:span text:style-name="T28"><text:s text:c="12"/></text:span><text:span text:style-name="T54">// start the operation to insert name, value into the </text:span><text:span text:style-name="T55">db</text:span></text:p>
      <text:p text:style-name="Standard"><text:s text:c="12"/>...</text:p>
      <text:p text:style-name="Standard"><text:s text:c="8"/>} finally {</text:p>
      <text:p text:style-name="Standard"><text:s text:c="12"/><text:span text:style-name="T56">// commit the user transaction</text:span></text:p>
      <text:p text:style-name="Standard"><text:s text:c="12"/><text:span text:style-name="T31">ut.commit();</text:span></text:p>
      <text:p text:style-name="Standard"><text:s text:c="8"/>}</text:p>
      <text:p text:style-name="Standard"><text:s text:c="4"/>}</text:p>
      <text:p text:style-name="Standard">}</text:p>
      <text:p text:style-name="Standard"><text:s/></text:p>
      <text:p text:style-name="P1">This form of transaction management can be referred to as “application managed transactions” </text:p>
      <text:p text:style-name="P1">or “bean managed transactions” , whereby the bean code explicitly manages the boundaries of </text:p>
      <text:p text:style-name="P1">the transaction. Given that the primary purpose of a container is to manage the lifecycle and </text:p>
      <text:p text:style-name="P1">qualities of service of the entities it contains, it is desirable to deﬁne a standard mechanism for </text:p>
      <text:p text:style-name="P1">container to manage transactions on behalf of those entities. This enables the bean developer </text:p>
      <text:p text:style-name="P1">to focus on the application logic and provides better separation of application and infrastructure </text:p>
      <text:p text:style-name="P1">code. </text:p>
      <text:p text:style-name="P1"/>
      <text:p text:style-name="P1">A useful model to refer to that is extremely familiar to Java EE developers is the Java EE </text:p>
      <text:p text:style-name="P1">enterprise bean with container managed transactions, where the Enterprise Java Bean (EJB) </text:p>
      <text:p text:style-name="P1">container manages the boundaries of the transactions. <text:span text:style-name="T57">The vast majority of enterprise beans use container-managed rather than bean-managed transactions.</text:span></text:p>
      <text:h text:style-name="Heading_20_1" text:outline-level="1">Problem Description</text:h>
      <text:p text:style-name="P18"/>
      <text:p text:style-name="Standard"><text:span text:style-name="T7">It </text:span><text:span text:style-name="T8">is possible </text:span><text:span text:style-name="T7">that </text:span><text:span text:style-name="T8">a transaction is required in one or more methods of the blueprint managed </text:span></text:p>
      <text:p text:style-name="P1">components deﬁned in blueprint XML deﬁnition. <text:s text:c="2"/>The blueprint container speciﬁcation does not </text:p>
      <text:p text:style-name="P1">describe a means to allow application developers to deﬁne transaction attributes (such as </text:p>
      <text:p text:style-name="P1">Required, RequiresNew, NotSupported, Supports, Mandatory and Never, as provided by the </text:p>
      <text:p text:style-name="P1">EJB container) in the blueprint XML deﬁnition. <text:s text:c="2"/>Instead, if an application developer has chosen </text:p>
      <text:p text:style-name="P1">to use the blueprint container to manage his bundles, the application developer would have to </text:p>
      <text:p text:style-name="P1">set the transaction boundary and manage the transaction in the application code, whenever a </text:p>
      <text:p text:style-name="P1">transaction is required. <text:s/>There is no container managed transaction deﬁned for blueprint </text:p>
      <text:p text:style-name="P1">components. </text:p>
      <text:p text:style-name="P1"/>
      <text:p text:style-name="P1">This proposal is to provide container managed transaction for blueprint managed components, </text:p>
      <text:p text:style-name="P1">where application developers can use blueprint XML deﬁnition to declare transactions and their </text:p>
      <text:p text:style-name="P1">associated transaction attributes within one or more methods of the blueprint container </text:p>
      <text:p text:style-name="P1">managed components, so that the transaction can be managed by the container automatically </text:p>
      <text:p text:style-name="P1">based on the speciﬁed transaction attributes and the bean methods to which they apply. </text:p>
      <text:p text:style-name="P18"/>
      <text:h text:style-name="Heading_20_1" text:outline-level="1"><text:soft-page-break/>Requirements</text:h>
      <text:p text:style-name="P18"/>
      <text:p text:style-name="P1">BDT01 - Blueprint Declarative Transaction <text:s/>must support these types of Transaction attributes: (Required, RequiresNew, NotSupported, Mandatory, Supports and Never).</text:p>
      <text:p text:style-name="P1"/>
      <text:p text:style-name="P1">BDT02 - Blueprint Declarative Transaction must support configuration at the blueprint bean <text:s/>level.</text:p>
      <text:p text:style-name="P1"/>
      <text:p text:style-name="P1">BDT03 - Blueprint Declarative Transaction must support configuration at the bean method level.</text:p>
      <text:p text:style-name="P1"/>
      <text:p text:style-name="P1"><text:span text:style-name="T8">BDT04 - </text:span>Blueprint Declarative Transaction must support configuration of a default transaction attribute that can be overridden by more specific declarations. </text:p>
      <text:p text:style-name="P1"/>
      <text:p text:style-name="P1">BDT05 - Blueprint Declarative Transaction must define the container's behavior for completing transactions in the presence of a normal successful method execution or exception.<text:line-break/></text:p>
      <text:p text:style-name="P1">BDT06 – Blueprint declarative transaction must be configurable in blueprint XML definition file.</text:p>
      <text:p text:style-name="P1"/>
      <text:p text:style-name="P1">BDT07 - It MUST be possible to implement Blueprint Declarative Transactions using Blueprint Interceptors.</text:p>
      <text:p text:style-name="P1"/>
      <text:p text:style-name="P1">BDT08 - Blueprint Declarative Transactions MUST define a custom namespace.</text:p>
      <text:p text:style-name="P18"/>
      <text:h text:style-name="Heading_20_1" text:outline-level="1">Technical Solution</text:h>
      <text:p text:style-name="Standard"/>
      <text:h text:style-name="P69" text:outline-level="2">Related RFCs</text:h>
      <text:p text:style-name="P32"/>
      <text:p text:style-name="P1">RFC 155 Blueprint namespace enables user defined namespace using an XML schema file. <text:s text:c="2"/></text:p>
      <text:p text:style-name="P1">In this RFC, a transaction custom namespace is introduced to allow users to easily declare transaction attribute within one or more methods of the blueprint bean component. <text:s/>RFC 166 blueprint bean interceptor can be used to allow blueprint container to intercept method invocation to add additional transactional demarcation operations before and after the method invocation. </text:p>
      <text:p text:style-name="P1"><text:soft-page-break/></text:p>
      <text:p text:style-name="P1">This RFC and subsequent specification should be implementable using the two aforementioned RFC, but are not required to be.</text:p>
      <text:list xml:id="list7775043458062547053" text:style-name="L3">
        <text:list-header>
          <text:p text:style-name="P77"/>
          <text:list>
            <text:list-header>
              <text:h text:style-name="P67" text:outline-level="2"/>
            </text:list-header>
          </text:list>
        </text:list-header>
      </text:list>
      <text:h text:style-name="P69" text:outline-level="2">Blueprint Transaction XML Schema</text:h>
      <text:p text:style-name="P1"/>
      <text:p text:style-name="P1">By leveraging RFC 155, the following blueprint transaction XML schema is proposed for blueprint transaction:</text:p>
      <text:p text:style-name="P1"/>
      <text:p text:style-name="P26"/>
      <text:p text:style-name="P26"><text:span text:style-name="T36">&lt;?</text:span><text:span text:style-name="T40">xml</text:span> <text:span text:style-name="T43">version</text:span><text:span text:style-name="T28">=</text:span><text:span text:style-name="T25">"1.0"</text:span> <text:span text:style-name="T43">encoding</text:span><text:span text:style-name="T28">=</text:span><text:span text:style-name="T25">"UTF-8"</text:span><text:span text:style-name="T36">&gt;</text:span></text:p>
      <text:p text:style-name="P22"><text:span text:style-name="T37">&lt;</text:span><text:span text:style-name="T41">xsd:schema</text:span><text:span text:style-name="T37"> </text:span><text:span text:style-name="T44">xmlns</text:span><text:span text:style-name="T33">=</text:span><text:span text:style-name="T24">"http://www.osgi.org/xmlns/blueprint/transactions/v1.0.0"</text:span></text:p>
      <text:p text:style-name="P22"><text:s text:c="2"/><text:span text:style-name="T43">xmlns:xsd</text:span><text:span text:style-name="T28">=</text:span><text:span text:style-name="T25">"http://www.w3.org/2001/XMLSchema"</text:span> <text:span text:style-name="T43">targetNamespace</text:span><text:span text:style-name="T28">=</text:span><text:span text:style-name="T25">"http://www.osgi.org/xmlns/blueprint/transactions/v1.0.0"</text:span></text:p>
      <text:p text:style-name="P22"><text:s text:c="2"/><text:span text:style-name="T43">elementFormDefault</text:span><text:span text:style-name="T28">=</text:span><text:span text:style-name="T25">"qualified"</text:span> <text:span text:style-name="T43">attributeFormDefault</text:span><text:span text:style-name="T28">=</text:span><text:span text:style-name="T25">"unqualified"</text:span></text:p>
      <text:p text:style-name="P22"><text:s text:c="2"/><text:span text:style-name="T43">version</text:span><text:span text:style-name="T28">=</text:span><text:span text:style-name="T25">"1.0.0"</text:span><text:span text:style-name="T36">&gt;</text:span></text:p>
      <text:p text:style-name="P22"/>
      <text:p text:style-name="P22"><text:span text:style-name="T28"><text:s text:c="2"/></text:span><text:span text:style-name="T36">&lt;</text:span><text:span text:style-name="T40">xsd:annotation</text:span><text:span text:style-name="T36">&gt;</text:span></text:p>
      <text:p text:style-name="P22"><text:span text:style-name="T28"><text:s text:c="4"/></text:span><text:span text:style-name="T36">&lt;</text:span><text:span text:style-name="T40">xsd:documentation</text:span><text:span text:style-name="T36">&gt;</text:span></text:p>
      <text:p text:style-name="P22"><text:span text:style-name="T28"><text:s text:c="6"/></text:span><text:span text:style-name="T36">&lt;![CDATA[</text:span></text:p>
      <text:p text:style-name="P23"><text:s text:c="8"/>This is the XML Schema for the OSGi Blueprint declarative transaction 1.0.0 development descriptor. <text:s/>Blueprint declarative transaction is a custom namespace for OSGi Blueprint service 1.0.0 development descriptor. <text:s/>It is designed to decorate transaction attribute of the bean components, which can be done at the bean level or at the bundle wide level. <text:s/>In other words, the transaction element can reside in the bean element or in the root of the blueprint element as a top level transaction element. Blueprint configuration files using this schema must indicate the schema using the transactions/v1.0.0 namespace. <text:s/>For example,</text:p>
      <text:p text:style-name="P23"><text:s text:c="8"/>&lt;transaction xmlns="http://www.osgi.org/xmlns/blueprint/transactions/v1.0.0"&gt;</text:p>
      <text:p text:style-name="P23"><text:s text:c="8"/>if used as a qualified namespace, "tx" is the recommended namespace prefix.</text:p>
      <text:p text:style-name="P22"><text:span text:style-name="T28"><text:s text:c="6"/></text:span><text:span text:style-name="T36">]]&gt;</text:span></text:p>
      <text:p text:style-name="P22"><text:span text:style-name="T28"><text:s text:c="4"/></text:span><text:span text:style-name="T36">&lt;/</text:span><text:span text:style-name="T40">xsd:documentation</text:span><text:span text:style-name="T36">&gt;</text:span></text:p>
      <text:p text:style-name="P22"><text:span text:style-name="T28"><text:s text:c="2"/></text:span><text:span text:style-name="T36">&lt;/</text:span><text:span text:style-name="T40">xsd:annotation</text:span><text:span text:style-name="T36">&gt;</text:span></text:p>
      <text:p text:style-name="P22"/>
      <text:p text:style-name="P22"><text:span text:style-name="T28"><text:s text:c="2"/></text:span><text:span text:style-name="T36">&lt;</text:span><text:span text:style-name="T40">xsd:simpleType</text:span> <text:span text:style-name="T43">name</text:span><text:span text:style-name="T28">=</text:span><text:span text:style-name="T25">"TtransactionAttribute"</text:span><text:span text:style-name="T36">&gt;</text:span></text:p>
      <text:p text:style-name="P22"><text:span text:style-name="T28"><text:s text:c="4"/></text:span><text:span text:style-name="T36">&lt;</text:span><text:span text:style-name="T40">xsd:annotation</text:span><text:span text:style-name="T36">&gt;</text:span></text:p>
      <text:p text:style-name="P22"><text:span text:style-name="T28"><text:s text:c="6"/></text:span><text:span text:style-name="T36">&lt;</text:span><text:span text:style-name="T40">xsd:documentation</text:span><text:span text:style-name="T36">&gt;</text:span></text:p>
      <text:p text:style-name="P22"><text:span text:style-name="T28"><text:s text:c="8"/></text:span><text:span text:style-name="T36">&lt;![CDATA[</text:span></text:p>
      <text:p text:style-name="P23"><text:s text:c="10"/>The TtransactionAttribute type defines the transaction attribute <text:soft-page-break/>for blueprint declarative transaction. <text:s/></text:p>
      <text:p text:style-name="P22"><text:span text:style-name="T28"><text:s text:c="8"/></text:span><text:span text:style-name="T36">]]&gt;</text:span></text:p>
      <text:p text:style-name="P22"><text:span text:style-name="T28"><text:s text:c="6"/></text:span><text:span text:style-name="T36">&lt;/</text:span><text:span text:style-name="T40">xsd:documentation</text:span><text:span text:style-name="T36">&gt;</text:span></text:p>
      <text:p text:style-name="P22"><text:span text:style-name="T28"><text:s text:c="4"/></text:span><text:span text:style-name="T36">&lt;/</text:span><text:span text:style-name="T40">xsd:annotation</text:span><text:span text:style-name="T36">&gt;</text:span></text:p>
      <text:p text:style-name="P22"><text:span text:style-name="T28"><text:s text:c="4"/></text:span><text:span text:style-name="T36">&lt;</text:span><text:span text:style-name="T40">xsd:restriction</text:span> <text:span text:style-name="T43">base</text:span><text:span text:style-name="T28">=</text:span><text:span text:style-name="T25">"xsd:string"</text:span><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Required"</text:span> <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Mandatory"</text:span> <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RequiresNew"</text:span> <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Supports"</text:span> <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NotSupported"</text:span> <text:span text:style-name="T36">/&gt;</text:span></text:p>
      <text:p text:style-name="P22"><text:span text:style-name="T28"><text:s text:c="6"/></text:span><text:span text:style-name="T36">&lt;</text:span><text:span text:style-name="T40">xsd:enumeration</text:span> <text:span text:style-name="T43">value</text:span><text:span text:style-name="T28">=</text:span><text:span text:style-name="T25">"Never"</text:span> <text:span text:style-name="T36">/&gt;</text:span></text:p>
      <text:p text:style-name="P22"><text:span text:style-name="T28"><text:s text:c="4"/></text:span><text:span text:style-name="T36">&lt;/</text:span><text:span text:style-name="T40">xsd:restriction</text:span><text:span text:style-name="T36">&gt;</text:span></text:p>
      <text:p text:style-name="P22"><text:span text:style-name="T28"><text:s text:c="2"/></text:span><text:span text:style-name="T36">&lt;/</text:span><text:span text:style-name="T40">xsd:simpleType</text:span><text:span text:style-name="T36">&gt;</text:span></text:p>
      <text:p text:style-name="P22"/>
      <text:p text:style-name="P22"><text:span text:style-name="T28"><text:s text:c="2"/></text:span><text:span text:style-name="T36">&lt;</text:span><text:span text:style-name="T40">xsd:complexType</text:span> <text:span text:style-name="T43">name</text:span><text:span text:style-name="T28">=</text:span><text:span text:style-name="T25">"Ttransaction"</text:span><text:span text:style-name="T36">&gt;</text:span></text:p>
      <text:p text:style-name="P22"><text:span text:style-name="T28"><text:s text:c="4"/></text:span><text:span text:style-name="T36">&lt;</text:span><text:span text:style-name="T40">xsd:annotation</text:span><text:span text:style-name="T36">&gt;</text:span></text:p>
      <text:p text:style-name="P22"><text:span text:style-name="T28"><text:s text:c="6"/></text:span><text:span text:style-name="T36">&lt;</text:span><text:span text:style-name="T40">xsd:documentation</text:span><text:span text:style-name="T36">&gt;</text:span></text:p>
      <text:p text:style-name="P22"><text:span text:style-name="T28"><text:s text:c="8"/></text:span><text:span text:style-name="T36">&lt;![CDATA[</text:span></text:p>
      <text:p text:style-name="P23"><text:s text:c="10"/>Ttransaction defines one or more methods that are intercepted with the specified transaction attribute. Multiple methods names can be wild-carded with a '*'. <text:s/>Method can be a mixture of fixed string and one wild-card. <text:s text:c="2"/>Methods can be whitespace or comma separated. <text:span text:style-name="T31">The bean attribute refers to the bean component id and can only be used for top level transaction element. <text:s/>Similar as methods, beans can be whitespace separated and be a mixture of fixed string and one wild-card.</text:span></text:p>
      <text:p text:style-name="P22"><text:span text:style-name="T28"><text:s text:c="8"/></text:span><text:span text:style-name="T36">]]&gt;</text:span></text:p>
      <text:p text:style-name="P22"><text:span text:style-name="T28"><text:s text:c="6"/></text:span><text:span text:style-name="T36">&lt;/</text:span><text:span text:style-name="T40">xsd:documentation</text:span><text:span text:style-name="T36">&gt;</text:span></text:p>
      <text:p text:style-name="P22"><text:span text:style-name="T28"><text:s text:c="6"/></text:span><text:span text:style-name="T36">&lt;/</text:span><text:span text:style-name="T40">xsd:annotation</text:span><text:span text:style-name="T36">&gt;</text:span></text:p>
      <text:p text:style-name="P22"><text:span text:style-name="T28"><text:s text:c="6"/></text:span><text:span text:style-name="T36">&lt;</text:span><text:span text:style-name="T40">xsd:attribute</text:span> <text:span text:style-name="T43">name</text:span><text:span text:style-name="T28">=</text:span><text:span text:style-name="T25">"method"</text:span> <text:span text:style-name="T43">type</text:span><text:span text:style-name="T28">=</text:span><text:span text:style-name="T25">"xsd:string"</text:span> <text:span text:style-name="T36">/&gt;</text:span></text:p>
      <text:p text:style-name="P22"><text:span text:style-name="T31"><text:s text:c="6"/></text:span><text:span text:style-name="T39">&lt;</text:span><text:span text:style-name="T42">xsd:attribute</text:span><text:span text:style-name="T60"> </text:span><text:span text:style-name="T46">name</text:span><text:span text:style-name="T31">=</text:span><text:span text:style-name="T26">"value"</text:span><text:span text:style-name="T60"> </text:span><text:span text:style-name="T46">type</text:span><text:span text:style-name="T31">=</text:span><text:span text:style-name="T26">"TtransactionAttribute"</text:span><text:span text:style-name="T60"> </text:span><text:span text:style-name="T46">use</text:span><text:span text:style-name="T31">=</text:span><text:span text:style-name="T26">"optional"</text:span><text:span text:style-name="T30"> </text:span><text:span text:style-name="T47">default</text:span><text:span text:style-name="T30">=</text:span><text:span text:style-name="T26">"Required"</text:span><text:span text:style-name="T30"> </text:span><text:span text:style-name="T36">/&gt;</text:span></text:p>
      <text:p text:style-name="P22"><text:span text:style-name="T31"><text:s text:c="6"/></text:span><text:span text:style-name="T39">&lt;</text:span><text:span text:style-name="T42">xsd:attribute</text:span><text:span text:style-name="T39"> </text:span><text:span text:style-name="T46">name</text:span><text:span text:style-name="T31">=</text:span><text:span text:style-name="T26">"bean"</text:span><text:span text:style-name="T39"> </text:span><text:span text:style-name="T46">type</text:span><text:span text:style-name="T31">=</text:span><text:span text:style-name="T26">"xsd:string"</text:span><text:span text:style-name="T39"> /&gt;</text:span></text:p>
      <text:p text:style-name="P25"/>
      <text:p text:style-name="P22"><text:span text:style-name="T28"><text:s text:c="2"/></text:span><text:span text:style-name="T36">&lt;/</text:span><text:span text:style-name="T40">xsd:complexType</text:span><text:span text:style-name="T36">&gt;</text:span></text:p>
      <text:p text:style-name="P22"/>
      <text:p text:style-name="P22"><text:span text:style-name="T28"><text:s text:c="2"/></text:span><text:span text:style-name="T36">&lt;</text:span><text:span text:style-name="T40">xsd:element</text:span> <text:span text:style-name="T43">name</text:span><text:span text:style-name="T28">=</text:span><text:span text:style-name="T25">"transaction"</text:span> <text:span text:style-name="T43">type</text:span><text:span text:style-name="T28">=</text:span><text:span text:style-name="T25">"Ttransaction"</text:span><text:span text:style-name="T36">&gt;</text:span></text:p>
      <text:p text:style-name="P22"><text:span text:style-name="T28"><text:s text:c="4"/></text:span><text:span text:style-name="T36">&lt;</text:span><text:span text:style-name="T40">xsd:annotation</text:span><text:span text:style-name="T36">&gt;</text:span></text:p>
      <text:p text:style-name="P22"><text:span text:style-name="T28"><text:s text:c="6"/></text:span><text:span text:style-name="T36">&lt;</text:span><text:span text:style-name="T40">xsd:documentation</text:span><text:span text:style-name="T36">&gt;</text:span></text:p>
      <text:p text:style-name="P22"><text:span text:style-name="T28"><text:s text:c="8"/></text:span><text:span text:style-name="T36">&lt;![CDATA[</text:span></text:p>
      <text:p text:style-name="P23"><text:s text:c="10"/>The &lt;transaction&gt; element is the root element for blueprint declarative transaction</text:p>
      <text:p text:style-name="P22"><text:span text:style-name="T28"><text:s text:c="8"/></text:span><text:span text:style-name="T36">]]&gt;</text:span></text:p>
      <text:p text:style-name="P22"><text:span text:style-name="T28"><text:s text:c="6"/></text:span><text:span text:style-name="T36">&lt;/</text:span><text:span text:style-name="T40">xsd:documentation</text:span><text:span text:style-name="T36">&gt;</text:span></text:p>
      <text:p text:style-name="P22"><text:soft-page-break/><text:span text:style-name="T28"><text:s text:c="4"/></text:span><text:span text:style-name="T36">&lt;/</text:span><text:span text:style-name="T40">xsd:annotation</text:span><text:span text:style-name="T36">&gt;</text:span></text:p>
      <text:p text:style-name="P22"><text:span text:style-name="T28"><text:s text:c="2"/></text:span><text:span text:style-name="T36">&lt;/</text:span><text:span text:style-name="T40">xsd:element</text:span><text:span text:style-name="T36">&gt;</text:span></text:p>
      <text:p text:style-name="P22"/>
      <text:p text:style-name="P24"><text:span text:style-name="T39">&lt;/</text:span><text:span text:style-name="T42">xsd:schema</text:span><text:span text:style-name="T39">&gt;</text:span></text:p>
      <text:p text:style-name="P1"/>
      <text:p text:style-name="P37">When the tx element is not specified in the blueprint XML definition file, the default behavior is equivalent to:</text:p>
      <text:p text:style-name="P1"/>
      <text:p text:style-name="P14">&lt;tx:transaction value="NotSupported" /&gt;</text:p>
      <text:p text:style-name="P14"/>
      <text:h text:style-name="P64" text:outline-level="3">The Transaction Element </text:h>
      <text:p text:style-name="P37">The transaction element can be used as a child of the bean element to specify the bean level transaction configuration for the bean. <text:s text:c="2"/>The transaction element can also be used at the top level (e.g. at the root of the blueprint element) to specify the bundle wide transaction for the blueprint managed bundle. <text:s/>The following must be used from high priority to low priority to determine which transaction attributes apply to a particular method in a bean component:</text:p>
      <text:p text:style-name="P37"/>
      <text:list xml:id="list7109331219352613735" text:style-name="L4">
        <text:list-item>
          <text:p text:style-name="P54"><text:span text:style-name="T58">bean level transaction element</text:span><text:span text:style-name="T58"> </text:span><text:span text:style-name="T8">with the method attribute.</text:span></text:p>
          <text:p text:style-name="P54"/>
        </text:list-item>
        <text:list-item>
          <text:p text:style-name="P54">bean level transaction element without the method attribute.</text:p>
        </text:list-item>
      </text:list>
      <text:p text:style-name="P37"/>
      <text:list xml:id="list1825580105" text:continue-numbering="true" text:style-name="L4">
        <text:list-item>
          <text:p text:style-name="P55">top level transaction element with both the bean attribute and method attribute</text:p>
          <text:p text:style-name="P55"/>
        </text:list-item>
        <text:list-item>
          <text:p text:style-name="P55">top level transaction element with only the bean attribute</text:p>
          <text:p text:style-name="P55"/>
        </text:list-item>
        <text:list-item>
          <text:p text:style-name="P55">top level transaction element with only the method attribute</text:p>
          <text:p text:style-name="P55"/>
        </text:list-item>
        <text:list-item>
          <text:p text:style-name="P55">top level transaction elements with no bean or method attribute specified</text:p>
          <text:p text:style-name="P56"/>
        </text:list-item>
      </text:list>
      <text:p text:style-name="P43"><text:span text:style-name="T7">When using the above selection rules, if the bean attribute or method attribute is set to '*', it must be treated as the attribute is not specified.</text:span><text:span text:style-name="T7"> <text:s text:c="2"/>The top level transaction elements should not apply to synthetic beans.</text:span></text:p>
      <text:p text:style-name="P36"/>
      <text:p text:style-name="P36">If there are potential multiple matches for bean level transaction, the transaction namespace handler must throw an Exception back to the Blueprint Container to fail the creation of the Blueprint Container. <text:s text:c="2"/>If there are multiple matches for bundle wide transaction, the transaction namespace handler must throw an Exceptionback to the Blueprint Container to fail the creation of the Blueprint Container. <text:s text:c="2"/>The Blueprint FAILURE event must be emitted as the result of the failure, which is specified in the Blueprint Container Specification.</text:p>
      <text:p text:style-name="P36"/>
      <text:p text:style-name="P37"/>
      <text:h text:style-name="Heading_20_3" text:outline-level="3">The Method Attribute </text:h>
      <text:p text:style-name="Standard"/>
      <text:p text:style-name="P13"><text:span text:style-name="T8">The method attribute is used to specify one or more method names and method names can be wild-carded with one '*'. <text:s text:c="2"/>'*' can appear anywhere in the name and can only appear once. <text:s/></text:span><text:span text:style-name="T32"><text:s text:c="3"/></text:span><text:span text:style-name="T8">Methods can be listed (whitespace or comma separated) and be a mixture of fixed string and one wild-card. <text:s text:c="3"/></text:span><text:span text:style-name="T7">If there are potential multiple matches,</text:span><text:span text:style-name="T8"> </text:span><text:span text:style-name="T7">the transaction namespace handler must throw an Exception back to the Blueprint Container to fail the creation of the Blueprint Container. <text:s/></text:span></text:p>
      <text:p text:style-name="P16"><text:soft-page-break/>For example, when the transaction namespace handler parses the 2<text:span text:style-name="T59">nd</text:span> transaction element inside the bean, it detects multiple matching for potential methods like count1Row thus the namespace handler must throw a Throwable back to the Blueprint Container to fail the creation of the Blueprint Container for the bundle.</text:p>
      <text:p text:style-name="P38"/>
      <text:p text:style-name="P39">&lt;bean ...&gt;</text:p>
      <text:p text:style-name="P42"><text:span text:style-name="T20"><text:s text:c="4"/></text:span><text:span text:style-name="T16">&lt;tx:transaction method="count*" value="Required" /&gt;</text:span></text:p>
      <text:p text:style-name="P42"><text:span text:style-name="T20"><text:s text:c="4"/></text:span><text:span text:style-name="T16">&lt;tx:transaction method="count*Row" value="RequiresNew" /&gt;</text:span></text:p>
      <text:p text:style-name="P40">&lt;/bean&gt;</text:p>
      <text:p text:style-name="P1"/>
      <text:p text:style-name="P1">The method attribute is optional. <text:s/>When the method attribute is not being specified, <text:s/>, it is equivalent to method attribute <text:span text:style-name="T8">set to '*'</text:span>. <text:s/>For example:</text:p>
      <text:p text:style-name="P1"/>
      <text:p text:style-name="P26">&lt;bean ...&gt;</text:p>
      <text:p text:style-name="P26"><text:s text:c="4"/>&lt;tx:transaction method=<text:span text:style-name="T29">"*" </text:span>value="Required" /&gt;</text:p>
      <text:p text:style-name="P29">&lt;/bean&gt;</text:p>
      <text:p text:style-name="P29"/>
      <text:p text:style-name="P29"/>
      <text:h text:style-name="P65" text:outline-level="3">The Transaction Attribute </text:h>
      <text:p text:style-name="P1">The transaction attributes(Required, Mandatory, RequiresNew, Supports, NotSupported, and Never) are defined in Enterprise Java Bean3.0 specification section 136.6.2. The Blueprint container will manage transaction boundaries in the same manner defined for the EJB container, which is not repeated here. <text:s/><text:span text:style-name="T8">After parsing the blueprint XML definition file, the blueprint container must demarcate transactions based on</text:span><text:span text:style-name="T8"> the transaction attribute specified in the blueprint XML definition file.</text:span></text:p>
      <text:p text:style-name="P1"/>
      <text:h text:style-name="P65" text:outline-level="3">The Bean Attribute </text:h>
      <text:p text:style-name="P44"><text:span text:style-name="T8">The bean attribute can only be specified in top level transaction element. <text:s/>It is used to specify one or more bean component ids and beans can be wild-carded with one '*'. <text:s text:c="2"/>'*' can appear anywhere in the name and can only appear </text:span><text:span text:style-name="T8">once</text:span><text:span text:style-name="T8">. <text:s/>Beans can be listed (whitespace or comma separated) and be a mixture of fixed string and wild-card.</text:span></text:p>
      <text:p text:style-name="P1">The bean attribute is optional. <text:s/>When the bean attribute is not specified, the default value is <text:span text:style-name="T8">an asterisk character (*)</text:span>. <text:s/>For example:</text:p>
      <text:p text:style-name="P1"/>
      <text:p text:style-name="P26">&lt;blueprint&gt;</text:p>
      <text:p text:style-name="P26"><text:s text:c="4"/>&lt;tx:transaction method=<text:span text:style-name="T29">"Insert*" </text:span>value="Required" /&gt;</text:p>
      <text:p text:style-name="P35">&lt;/blueprint&gt;</text:p>
      <text:p text:style-name="P1"><text:s text:c="2"/>The blueprint namespace handler design must provide a way to allow the transaction namespace handler to perform post blueprint namespace processing. <text:s text:c="2"/>This ensures all blueprint components are registered in the Component Definition Registry when the transaction namespace handler parses the bundle wide transaction elements and uses the Component Definition Registry to validate the bean attribute. <text:s text:c="2"/>.</text:p>
      <text:p text:style-name="P1"/>
      <text:p text:style-name="P1"/>
      <text:h text:style-name="P65" text:outline-level="3">Transaction Examples At Bean Level</text:h>
      <text:p text:style-name="P1"/>
      <text:p text:style-name="P1">Transactions can be <text:s/>configured at the bean level. You must specify the value attribute in the transaction element. Valid values are those that are defined by Java EE, that</text:p>
      <text:p text:style-name="P1"><text:soft-page-break/>is, Required, RequiresNew, NotSupported, Mandatory, Supports or Never. For example:</text:p>
      <text:p text:style-name="P26">&lt;bean ...&gt;</text:p>
      <text:p text:style-name="P26"><text:s text:c="4"/>&lt;tx:transaction method="updateOrder" value="Required" /&gt;</text:p>
      <text:p text:style-name="P29">&lt;/bean&gt;</text:p>
      <text:p text:style-name="P15"/>
      <text:p text:style-name="P1"/>
      <text:p text:style-name="P1">You can also use the wildcard character anywhere in a method name and but you can only use it once. For example:</text:p>
      <text:p text:style-name="P1"/>
      <text:p text:style-name="P26">&lt;bean ...&gt;</text:p>
      <text:p text:style-name="P26"><text:s text:c="4"/>&lt;tx:transaction method="update*Ord" value="Required" /&gt;</text:p>
      <text:p text:style-name="P26">&lt;/bean&gt;</text:p>
      <text:list xml:id="list4708846862325414289" text:style-name="L5">
        <text:list-header>
          <text:p text:style-name="P81"/>
        </text:list-header>
      </text:list>
      <text:p text:style-name="P1">Methods can be listed (whitespace or comma separated) and be a mixture of fixed string and wild-cards, for example,</text:p>
      <text:list xml:id="list613689624" text:continue-numbering="true" text:style-name="L5">
        <text:list-header>
          <text:p text:style-name="P78"/>
        </text:list-header>
      </text:list>
      <text:p text:style-name="P26">&lt;bean ...&gt;</text:p>
      <text:p text:style-name="P26"><text:s text:c="4"/>&lt;tx:transaction method="update* makeItSo" value="Required" /&gt;</text:p>
      <text:p text:style-name="P26">&lt;/bean&gt;</text:p>
      <text:p text:style-name="P26"/>
      <text:p text:style-name="P1">Multiple method configurations can appear in the same component, for example</text:p>
      <text:p text:style-name="P26"/>
      <text:p text:style-name="P26">&lt;bean ...&gt;</text:p>
      <text:p text:style-name="P26"><text:s text:c="4"/>&lt;tx:transaction method="update* makeItSo" value="Required" /&gt;</text:p>
      <text:p text:style-name="P26"><text:s text:c="4"/>&lt;tx:transaction method="recordStatus" value="RequiresNew" /&gt;</text:p>
      <text:p text:style-name="P26">&lt;/bean&gt;</text:p>
      <text:p text:style-name="P26"/>
      <text:p text:style-name="P1">Method configurations can appear alongside one component configuration, where the methods config takes precedence.</text:p>
      <text:p text:style-name="P26"/>
      <text:p text:style-name="P26">&lt;bean ...&gt;</text:p>
      <text:p text:style-name="P26"><text:s text:c="4"/>&lt;tx:transaction value="Required" /&gt;</text:p>
      <text:p text:style-name="P26"><text:s text:c="4"/>&lt;tx:transaction method="recordStatus" value="RequiresNew" /&gt;</text:p>
      <text:p text:style-name="P26">&lt;/bean&gt;</text:p>
      <text:p text:style-name="P27"/>
      <text:p text:style-name="P27">Wildcard matching and selection behavior is determined by the rules specified in section 5.1.2.</text:p>
      <text:p text:style-name="P27"/>
      <text:h text:style-name="P66" text:outline-level="3">Transaction Examples At Bundle Wide Level</text:h>
      <text:p text:style-name="P1">Transactions can be configured at the bundle wide level. Same as bean level configuration, you must specify the value attribute in the transaction element, for example:</text:p>
      <text:p text:style-name="P29">&lt;blueprint&gt;</text:p>
      <text:p text:style-name="P26"><text:s text:c="4"/>&lt;tx:transaction value="Required" /&gt;</text:p>
      <text:p text:style-name="P26"><text:s text:c="4"/>...</text:p>
      <text:p text:style-name="P29">&lt;/blueprint&gt;</text:p>
      <text:p text:style-name="P29"/>
      <text:p text:style-name="P1"><text:soft-page-break/>You can also use the wildcard character anywhere in a method name or a bean name but you can use the wildcard character only once. For example:</text:p>
      <text:p text:style-name="P1"/>
      <text:p text:style-name="P26">&lt;blueprint&gt;</text:p>
      <text:p text:style-name="P26"><text:s text:c="4"/>&lt;tx:transaction bean=<text:span text:style-name="T29">"bean1*" </text:span>method="update*Ord" value="Required" /&gt;</text:p>
      <text:p text:style-name="P26"><text:s text:c="4"/>...</text:p>
      <text:p text:style-name="P29">&lt;/blueprint&gt;</text:p>
      <text:p text:style-name="P29"/>
      <text:p text:style-name="P30">Methods or Beans can be listed (whitespace or comma separated) and be a mixture of fixed string and wild-cards, for example,</text:p>
      <text:p text:style-name="P30"/>
      <text:p text:style-name="P26">&lt;blueprint&gt;</text:p>
      <text:p text:style-name="P26"><text:s text:c="4"/>&lt;tx:transaction bean=<text:span text:style-name="T29">"bean1* bean2*" </text:span>method="update* makeItSo" value="Required" /&gt;</text:p>
      <text:p text:style-name="P26"><text:s text:c="4"/>...</text:p>
      <text:p text:style-name="P29">&lt;/blueprint&gt;</text:p>
      <text:p text:style-name="P29"/>
      <text:p text:style-name="P1">Multiple configurations can appear in the same bundle, for example</text:p>
      <text:p text:style-name="P26"/>
      <text:p text:style-name="P26">&lt;blueprint&gt;</text:p>
      <text:p text:style-name="P26"><text:s text:c="4"/>&lt;tx:transaction method="update* makeItSo" value="Required" /&gt;</text:p>
      <text:p text:style-name="P26"><text:s text:c="4"/>&lt;tx:transaction bean="bean1" <text:span text:style-name="T29">bean="update*" </text:span>value="RequiresNew" /&gt;</text:p>
      <text:p text:style-name="P29">&lt;/blueprint&gt;</text:p>
      <text:p text:style-name="P27"/>
      <text:p text:style-name="P27">When multiple configurations exist, <text:s/><text:span text:style-name="T7">the selection behavior is determined by the rules in section 5.2.1.</text:span></text:p>
      <text:p text:style-name="P28"/>
      <text:h text:style-name="P66" text:outline-level="3">Transaction Examples At Bean Level And Bundle Wide Level</text:h>
      <text:p text:style-name="P17"/>
      <text:p text:style-name="P31">Transaction can be configured at bean level, bundle wide level or both.</text:p>
      <text:p text:style-name="P31"/>
      <text:p text:style-name="P17">&lt;blueprint&gt;</text:p>
      <text:p text:style-name="P33"/>
      <text:p text:style-name="P33">&lt;tx:transaction value="Required" /&gt;</text:p>
      <text:p text:style-name="P33"/>
      <text:p text:style-name="P33"><text:span text:style-name="T35">&lt;tx:transaction method="get*" value="</text:span><text:span text:style-name="T26">Supports</text:span>" /&gt;</text:p>
      <text:p text:style-name="P33"/>
      <text:p text:style-name="P33">&lt;tx:transaction bean="noTx" value="Never" /&gt;</text:p>
      <text:p text:style-name="P33"/>
      <text:p text:style-name="P33">&lt;tx:transaction bean="someTx" method="get*" value="Mandatory" /&gt;</text:p>
      <text:p text:style-name="P33"/>
      <text:p text:style-name="P33"/>
      <text:p text:style-name="P33">&lt;bean id="requiresNew" class="foo"&gt;</text:p>
      <text:p text:style-name="P33"><text:s text:c="2"/>&lt;tx:transaction value="RequiresNew"/&gt;</text:p>
      <text:p text:style-name="P33">&lt;/bean&gt;</text:p>
      <text:p text:style-name="P33"><text:soft-page-break/></text:p>
      <text:p text:style-name="P33">&lt;bean id="noTx" class="foo"/&gt;</text:p>
      <text:p text:style-name="P33"/>
      <text:p text:style-name="P33">&lt;bean id="someTx" class="foo"/&gt;</text:p>
      <text:p text:style-name="P33"/>
      <text:p text:style-name="P33">&lt;bean id="anotherBean" class="foo"/&gt;</text:p>
      <text:p text:style-name="P33"/>
      <text:p text:style-name="P33">&lt;blueprint/&gt;</text:p>
      <text:p text:style-name="P33"/>
      <text:p text:style-name="P34">In the above example the following would apply:</text:p>
      <text:p text:style-name="P41"/>
      <text:list xml:id="list6844829493638703624" text:style-name="L6">
        <text:list-item>
          <text:p text:style-name="P60">For the bean requiresNew, all methods have REQUIRESNEW behaviour. </text:p>
        </text:list-item>
        <text:list-item>
          <text:p text:style-name="P60">For the bean noTx, all methods have NEVER behaviour. </text:p>
        </text:list-item>
        <text:list-item>
          <text:p text:style-name="P60">For the bean someTx, methods starting with "get" are MANDATORY, and all other methods are REQUIRED. </text:p>
        </text:list-item>
        <text:list-item>
          <text:p text:style-name="P57"><text:span text:style-name="T18">For the bean anotherBean, all methods that start with "get" are </text:span><text:span text:style-name="T19">SUPPORTS</text:span><text:span text:style-name="T18">,</text:span> and all other methods are REQUIRED.</text:p>
        </text:list-item>
      </text:list>
      <text:p text:style-name="P1"/>
      <text:h text:style-name="P70" text:outline-level="2">Declaring a Dependency on Blueprint Transactions</text:h>
      <text:p text:style-name="P20">As with extenders, a blueprint bundle that uses transactions is able to declare a dependency on a bundle that provides that capability. <text:s/>A provider of blueprint transactions support must delcare that it provides this capability. This is done using the Require-Capability and Provide-Capability Headers, respectively.</text:p>
      <text:p text:style-name="P20">The header a bundle uses to state that it provides the blueprint transactions capability is:</text:p>
      <text:p text:style-name="P21">Provide-Capability: osgi.extender; osgi.extender="osgi.blueprint.transactions";<text:line-break/> uses:="org.osgi.service.blueprint";version:Version="1.0"</text:p>
      <text:p text:style-name="P20">The uses constraint is intended to ensure class-space consistency between the blueprint extender, blueprint extendee and blueprint transactions bundles. <text:s/>The blueprint transactions bundle must import the org.osgi.service.blueprint package and also ensure it is wired to the correct blueprint extender. <text:s/>The latter can be achieved by importing a package specific to the blueprint extender (e.g. its proprietary API for namespace extensions) or through Require-Bundle.</text:p>
      <text:p text:style-name="P20">The header a bundle may use to state that it requires the blueprint transactions capability is:</text:p>
      <text:p text:style-name="P20">Require-Capability: osgi.extender; filter=”(osgi.extender=osgi.blueprint.transactions)”</text:p>
      <text:p text:style-name="P20">Note, adding the supported namespaces to the osgi.blueprint extender capability was considered, but this would require the namespaces to be provided by the core blueprint extender, rather than a separate bundle.</text:p>
      <text:h text:style-name="P71" text:outline-level="2">Sample User Scenario</text:h>
      <text:p text:style-name="P1"/>
      <text:p text:style-name="P1">Continuing to use the example in the section 2, the following defines the single bean called TestBeanImpl, using the declarative transaction on the method insertRow with transaction attribute value required.</text:p>
      <text:p text:style-name="P1"/>
      <text:p text:style-name="Standard"><text:soft-page-break/>blueprint.xml</text:p>
      <text:p text:style-name="P1"/>
      <text:p text:style-name="P1">&lt;?xml version="1.0" encoding="UTF-8"?&gt;</text:p>
      <text:p text:style-name="P1">&lt;blueprint xmlns="<text:a xlink:type="simple" xlink:href="http://www.osgi.org/xmlns/blueprint/v1.0.0"><text:span text:style-name="T63">http://www.osgi.org/xmlns/blueprint/v1.0.0</text:span></text:a>"</text:p>
      <text:p text:style-name="P1"><text:span text:style-name="T15"><text:s text:c="4"/></text:span><text:span text:style-name="T45">xmlns:tx</text:span><text:span text:style-name="T32">=</text:span><text:span text:style-name="T27">"http://www.osgi.</text:span><text:span text:style-name="T27">org/xmlns/blueprint/transactions/v1.0.0"</text:span>&gt;</text:p>
      <text:p text:style-name="Standard"><text:span text:style-name="T17"><text:s text:c="5"/>&lt;bean id="</text:span><text:span text:style-name="T8">TestBeanImpl</text:span><text:span text:style-name="T17">" class="org.apache.aries.simple.TestBeanImpl"&gt;</text:span></text:p>
      <text:p text:style-name="Standard"><text:span text:style-name="T17"><text:s text:c="8"/>&lt;tx:transaction </text:span><text:span text:style-name="T45">method</text:span><text:span text:style-name="T32">=</text:span><text:span text:style-name="T27">"insertRow"</text:span><text:span text:style-name="T15"> </text:span><text:span text:style-name="T45">value</text:span><text:span text:style-name="T32">=</text:span><text:span text:style-name="T27">"required"</text:span><text:span text:style-name="T38">/&gt;</text:span></text:p>
      <text:p text:style-name="P1"><text:s text:c="5"/>&lt;/bean&gt;</text:p>
      <text:p text:style-name="P1"/>
      <text:p text:style-name="P1"><text:span text:style-name="T1">&lt;/blueprint&gt;</text:span> <text:s/></text:p>
      <text:p text:style-name="P1"/>
      <text:p text:style-name="P1">The TestBeanImpl.java example used in section 2 can be simplified as below:</text:p>
      <text:p text:style-name="P1"/>
      <text:p text:style-name="Standard">TestBeanImpl.java</text:p>
      <text:p text:style-name="P1"/>
      <text:p text:style-name="Standard"><text:span text:style-name="T50">public</text:span><text:span text:style-name="T34"> </text:span><text:span text:style-name="T50">class</text:span><text:span text:style-name="T34"> </text:span><text:span text:style-name="T10">TestBeanImpl</text:span><text:span text:style-name="T34"> {</text:span></text:p>
      <text:p text:style-name="Standard"/>
      <text:p text:style-name="Standard"><text:span text:style-name="T28"><text:s text:c="4"/></text:span><text:span text:style-name="T51">public</text:span><text:span text:style-name="T28"> </text:span><text:span text:style-name="T8">TestBeanImpl</text:span><text:span text:style-name="T28">() {</text:span></text:p>
      <text:p text:style-name="Standard"><text:s text:c="11"/><text:span text:style-name="T53">...</text:span></text:p>
      <text:p text:style-name="Standard"><text:s text:c="8"/>}</text:p>
      <text:p text:style-name="Standard"/>
      <text:p text:style-name="Standard"><text:span text:style-name="T28"><text:s text:c="4"/></text:span><text:span text:style-name="T51">public</text:span><text:span text:style-name="T28"> </text:span><text:span text:style-name="T51">void</text:span><text:span text:style-name="T28"> </text:span><text:span text:style-name="T31">insertRow(String name, </text:span><text:span text:style-name="T52">int</text:span><text:span text:style-name="T31"> value) </text:span><text:span text:style-name="T52">throws</text:span><text:span text:style-name="T31"> SQLException {</text:span></text:p>
      <text:p text:style-name="Standard"><text:span text:style-name="T28"><text:s text:c="8"/></text:span><text:span text:style-name="T54">// start the operation to insert name, value into the </text:span><text:span text:style-name="T55">db</text:span></text:p>
      <text:p text:style-name="Standard"><text:s text:c="8"/>...</text:p>
      <text:p text:style-name="Standard"><text:s text:c="4"/>}</text:p>
      <text:p text:style-name="P29">}</text:p>
      <text:p text:style-name="P29"/>
      <text:p text:style-name="P1">Based on the application's requirement, application developers can set different transaction attributes on specific methods, such as Required, RequiresNew, Mandatory, NotSupported, Supports, and Never.</text:p>
      <text:p text:style-name="P1"/>
      <text:p text:style-name="P1">This simplifies greatly the transaction management in application code TestBeanImpl.java.<text:change text:change-id="ct524483808"/><text:change text:change-id="ct524483664"/><text:change text:change-id="ct524483568"/><text:change text:change-id="ct524483472"/><text:change text:change-id="ct524701488"/><text:change text:change-id="ct524701392"/><text:change text:change-id="ct524485440"/></text:p>
      <text:h text:style-name="Heading_20_1" text:outline-level="1"><text:soft-page-break/>Security Considerations</text:h>
      <text:p text:style-name="Body"><text:change text:change-id="ct524703616"/><text:change-start text:change-id="ct524702144"/>None identified.<text:change-end text:change-id="ct524702144"/></text:p>
      <text:h text:style-name="Heading_20_1" text:outline-level="1">Document Support</text:h>
      <text:h text:style-name="Heading_20_2" text:outline-level="2">References</text:h>
      <text:list xml:id="list5830304641993920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EJB specification v3.0 - http://java.sun.com/products/ejb/</text:p>
        </text:list-item>
      </text:list>
      <text:p text:style-name="P9"><text:change text:change-id="ct205217808"/></text:p>
      <text:h text:style-name="Heading_20_2" text:outline-level="2" text:restart-numbering="true" text:start-value="1">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8">Name</text:p>
          </table:table-cell>
          <table:table-cell table:style-name="Table2.B1" office:value-type="string">
            <text:p text:style-name="P48">Lin Sun</text:p>
          </table:table-cell>
        </table:table-row>
        <table:table-row table:style-name="Table2.1">
          <table:table-cell table:style-name="Table2.A1" office:value-type="string">
            <text:p text:style-name="P48">Company</text:p>
          </table:table-cell>
          <table:table-cell table:style-name="Table2.B1" office:value-type="string">
            <text:p text:style-name="P48">IBM</text:p>
          </table:table-cell>
        </table:table-row>
        <table:table-row table:style-name="Table2.1">
          <table:table-cell table:style-name="Table2.A1" office:value-type="string">
            <text:p text:style-name="P48">Address</text:p>
          </table:table-cell>
          <table:table-cell table:style-name="Table2.B1" office:value-type="string">
            <text:p text:style-name="P48">3039 Cornwallis Road, RTP, NC, 27560</text:p>
          </table:table-cell>
        </table:table-row>
        <table:table-row table:style-name="Table2.1">
          <table:table-cell table:style-name="Table2.A1" office:value-type="string">
            <text:p text:style-name="P48">Voice</text:p>
          </table:table-cell>
          <table:table-cell table:style-name="Table2.B1" office:value-type="string">
            <text:p text:style-name="P48">919-254-6388</text:p>
          </table:table-cell>
        </table:table-row>
        <table:table-row table:style-name="Table2.1">
          <table:table-cell table:style-name="Table2.A1" office:value-type="string">
            <text:p text:style-name="P45">e-mail</text:p>
          </table:table-cell>
          <table:table-cell table:style-name="Table2.B1" office:value-type="string">
            <text:p text:style-name="P45">linsun@us.ibm.com</text:p>
          </table:table-cell>
        </table:table-row>
      </table:table>
      <text:p text:style-name="Body"/>
      <table:table table:name="Table4" table:style-name="Table4">
        <table:table-column table:style-name="Table4.A"/>
        <table:table-column table:style-name="Table4.B"/>
        <text:soft-page-break/>
        <table:table-row table:style-name="Table4.1">
          <table:table-cell table:style-name="Table4.A1" office:value-type="string">
            <text:p text:style-name="P48">Name</text:p>
          </table:table-cell>
          <table:table-cell table:style-name="Table4.B1" office:value-type="string">
            <text:p text:style-name="P48">Graham Charters</text:p>
          </table:table-cell>
        </table:table-row>
        <table:table-row table:style-name="Table4.1">
          <table:table-cell table:style-name="Table4.A1" office:value-type="string">
            <text:p text:style-name="P48">Company</text:p>
          </table:table-cell>
          <table:table-cell table:style-name="Table4.B1" office:value-type="string">
            <text:p text:style-name="P48">IBM</text:p>
          </table:table-cell>
        </table:table-row>
        <table:table-row table:style-name="Table4.1">
          <table:table-cell table:style-name="Table4.A1" office:value-type="string">
            <text:p text:style-name="P48">Address</text:p>
          </table:table-cell>
          <table:table-cell table:style-name="Table4.B1" office:value-type="string">
            <text:p text:style-name="P48"><text:span text:style-name="T14">IBM UK Ltd, MP211, Hursley Park Road, Winchester, SO21 2JN</text:span><text:span text:style-name="T11"> </text:span></text:p>
          </table:table-cell>
        </table:table-row>
        <table:table-row table:style-name="Table4.1">
          <table:table-cell table:style-name="Table4.A1" office:value-type="string">
            <text:p text:style-name="P48">Voice</text:p>
          </table:table-cell>
          <table:table-cell table:style-name="Table4.B1" office:value-type="string">
            <text:p text:style-name="P49">+44 1962 816527</text:p>
          </table:table-cell>
        </table:table-row>
        <table:table-row table:style-name="Table4.1">
          <table:table-cell table:style-name="Table4.A1" office:value-type="string">
            <text:p text:style-name="P45">e-mail</text:p>
          </table:table-cell>
          <table:table-cell table:style-name="Table4.B1" office:value-type="string">
            <text:p text:style-name="P45">charters@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8">Name</text:p>
          </table:table-cell>
          <table:table-cell table:style-name="Table3.B1" office:value-type="string">
            <text:p text:style-name="P48">Ian Robinson</text:p>
          </table:table-cell>
        </table:table-row>
        <table:table-row table:style-name="Table3.1">
          <table:table-cell table:style-name="Table3.A1" office:value-type="string">
            <text:p text:style-name="P48">Company</text:p>
          </table:table-cell>
          <table:table-cell table:style-name="Table3.B1" office:value-type="string">
            <text:p text:style-name="P48">IBM</text:p>
          </table:table-cell>
        </table:table-row>
        <table:table-row table:style-name="Table3.1">
          <table:table-cell table:style-name="Table3.A1" office:value-type="string">
            <text:p text:style-name="P48">Address</text:p>
          </table:table-cell>
          <table:table-cell table:style-name="Table3.B1" office:value-type="string">
            <text:p text:style-name="P45"><text:span text:style-name="T14">IBM UK Ltd, MP211, Hursley Park Road, Winchester, SO21 2JN</text:span><text:span text:style-name="T11"> </text:span></text:p>
          </table:table-cell>
        </table:table-row>
        <table:table-row table:style-name="Table3.1">
          <table:table-cell table:style-name="Table3.A1" office:value-type="string">
            <text:p text:style-name="P48">Voice</text:p>
          </table:table-cell>
          <table:table-cell table:style-name="Table3.B1" office:value-type="string">
            <text:p text:style-name="P49">+44 1962 818626</text:p>
          </table:table-cell>
        </table:table-row>
        <table:table-row table:style-name="Table3.1">
          <table:table-cell table:style-name="Table3.A1" office:value-type="string">
            <text:p text:style-name="P45">e-mail</text:p>
          </table:table-cell>
          <table:table-cell table:style-name="Table3.B1" office:value-type="string">
            <text:p text:style-name="P45">ian_robinson@uk.ibm.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mily-generic="swiss"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Lucida Grande" svg:font-family="'Lucida Grande'" style:font-family-generic="roman"/>
    <style:font-face style:name="TimesNewRomanPSMT" svg:font-family="TimesNewRomanPSMT" style:font-family-generic="roman"/>
    <style:font-face style:name="ArialMT" svg:font-family="ArialMT" style:font-family-generic="swiss"/>
    <style:font-face style:name="Geneva" svg:font-family="Geneva" style:font-family-generic="swiss"/>
    <style:font-face style:name="Helvetica1"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2" svg:font-family="Monaco" style:font-family-generic="roman" style:font-pitch="fixed"/>
    <style:font-face style:name="Monaco" svg:font-family="Monac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0.7in"/>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0.8in"/>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0.9in"/>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1in"/>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1.1in"/>
        </style:tab-stops>
      </style:paragraph-properties>
    </style:style>
    <style:style style:name="List" style:family="paragraph" style:parent-style-name="Text_20_Body_20_Single" style:class="list">
      <style:text-properties style:font-name-complex="Tahoma3"/>
    </style:style>
    <style:style style:name="Header" style:family="paragraph" style:parent-style-name="Default_20_Text" style:class="extra">
      <style:paragraph-properties>
        <style:tab-stops>
          <style:tab-stop style:position="3.5in" style:type="center"/>
          <style:tab-stop style:position="7.15in" style:type="right"/>
        </style:tab-stops>
      </style:paragraph-properties>
    </style:style>
    <style:style style:name="Footer" style:family="paragraph" style:parent-style-name="Default_20_Text"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Heading_20_1TOC" style:next-style-name="Default_20_Text"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Default_20_Text"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Default_20_Text"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Default_20_Text"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Body" style:family="paragraph" style:parent-style-name="Default_20_Text">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Default_20_Text">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Default_20_Text">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Default_20_Text">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Default_20_Text">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Default_20_Text">
      <style:paragraph-properties fo:margin-top="0.0555in" fo:margin-bottom="0.0555in" fo:text-align="start" style:justify-single-word="false"/>
      <style:text-properties fo:color="#000000" style:font-name="Arial" fo:language="en" fo:country="GB"/>
    </style:style>
    <style:style style:name="CellHeading" style:family="paragraph" style:parent-style-name="Default_20_Text">
      <style:paragraph-properties fo:margin-top="0.0835in" fo:margin-bottom="0.0835in"/>
      <style:text-properties fo:color="#000000" style:font-name="Arial" fo:language="en" fo:country="GB" fo:font-weight="bold" style:font-weight-asian="bold"/>
    </style:style>
    <style:style style:name="Abstract" style:family="paragraph" style:parent-style-name="Default_20_Text">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278in" fo:margin-right="0in" fo:margin-top="0in" fo:margin-bottom="0in" fo:text-indent="-0.278in" style:auto-text-indent="false"/>
    </style:style>
    <style:style style:name="Reference" style:family="paragraph" style:parent-style-name="Default_20_Text"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Default_20_Text">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RTF_5f_Num_20_7_20_1" style:display-name="RTF_Num 7 1" style:family="text">
      <style:text-properties style:font-name="Lucida Grande"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consecutive-numbering="true">
      <text:list-level-style-number text:level="1" text:style-name="RTF_5f_Num_20_7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Default_20_Text">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64 Blueprint Declarative Transaction</text:user-defined><text:tab/>Page <text:page-number text:select-page="current">19</text:page-number> of <text:page-count style:num-format="1">19</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0-06-16T16:07:57</meta:creation-date>
    <dc:date>2013-07-25T08:54:04</dc:date>
    <dc:language>en-US</dc:language>
    <meta:editing-cycles>96</meta:editing-cycles>
    <meta:editing-duration>P5DT15H25M21S</meta:editing-duration>
    <dc:creator>BJ Hargrave</dc:creator>
    <meta:document-statistic meta:table-count="4" meta:image-count="2" meta:object-count="0" meta:page-count="19" meta:paragraph-count="424" meta:word-count="4411" meta:character-count="31826"/>
    <meta:user-defined meta:name="Company">IBM Corporation</meta:user-defined>
    <meta:user-defined meta:name="Info 3"/>
    <meta:user-defined meta:name="Info 4"/>
    <meta:user-defined meta:name="RFC Title">RFC 164 Blueprint Declarative Transaction</meta:user-defined>
  </office:meta>
</office:document-meta>
</file>